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Comic Sans MS" svg:font-family="'Comic Sans MS'" style:font-family-generic="script"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office:font-face-decls>
  <office:automatic-styles>
    <style:style style:name="Tabla1" style:family="table">
      <style:table-properties style:width="17.343cm" table:align="center" style:writing-mode="lr-tb"/>
    </style:style>
    <style:style style:name="Tabla1.A" style:family="table-column">
      <style:table-column-properties style:column-width="1.905cm"/>
    </style:style>
    <style:style style:name="Tabla1.B" style:family="table-column">
      <style:table-column-properties style:column-width="2.235cm"/>
    </style:style>
    <style:style style:name="Tabla1.C" style:family="table-column">
      <style:table-column-properties style:column-width="2.632cm"/>
    </style:style>
    <style:style style:name="Tabla1.D" style:family="table-column">
      <style:table-column-properties style:column-width="2.646cm"/>
    </style:style>
    <style:style style:name="Tabla1.G" style:family="table-column">
      <style:table-column-properties style:column-width="2.633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1.E1"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la1.F1" style:family="table-cell">
      <style:table-cell-properties style:vertical-align="top" fo:padding-left="0.191cm" fo:padding-right="0.191cm" fo:padding-top="0cm" fo:padding-bottom="0cm" fo:border="0.5pt solid #000000" style:writing-mode="lr-tb"/>
    </style:style>
    <style:style style:name="Tabla1.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Epígrafe">
      <style:text-properties style:font-name="Calibri" fo:font-size="11pt" officeooo:paragraph-rsid="00044a38" style:font-size-asian="11pt" style:font-name-complex="Calibri"/>
    </style:style>
    <style:style style:name="P2" style:family="paragraph" style:parent-style-name="Standard">
      <style:paragraph-properties fo:margin-left="0.635cm" fo:margin-right="0cm" fo:text-align="justify" style:justify-single-word="false" fo:text-indent="0cm" style:auto-text-indent="false" style:text-autospace="none"/>
      <style:text-properties style:font-name="Calibri" fo:font-size="11pt" officeooo:paragraph-rsid="0005c8dc" style:font-size-asian="11pt" style:font-name-complex="Calibri" style:font-size-complex="12pt"/>
    </style:style>
    <style:style style:name="P3" style:family="paragraph" style:parent-style-name="Standard">
      <style:paragraph-properties fo:text-align="justify" style:justify-single-word="false" style:text-autospace="none" style:snap-to-layout-grid="false"/>
      <style:text-properties style:font-name="Calibri" fo:font-size="11pt" officeooo:paragraph-rsid="0005c8dc" style:font-size-asian="11pt" style:font-name-complex="Calibri" style:font-size-complex="12pt"/>
    </style:style>
    <style:style style:name="P4" style:family="paragraph" style:parent-style-name="Standard">
      <style:paragraph-properties fo:margin-left="0.635cm" fo:margin-right="0cm" fo:text-align="justify" style:justify-single-word="false" fo:text-indent="0cm" style:auto-text-indent="false" style:text-autospace="none">
        <style:tab-stops>
          <style:tab-stop style:position="10.231cm"/>
        </style:tab-stops>
      </style:paragraph-properties>
      <style:text-properties style:font-name="Calibri" fo:font-size="11pt" officeooo:paragraph-rsid="0005c8dc" style:font-size-asian="11pt" style:font-name-complex="Calibri" style:font-size-complex="12pt"/>
    </style:style>
    <style:style style:name="P5" style:family="paragraph" style:parent-style-name="Standard">
      <loext:graphic-properties draw:fill="none"/>
      <style:paragraph-properties fo:margin-left="0cm" fo:margin-right="0cm" fo:text-align="justify" style:justify-single-word="false" fo:text-indent="0cm" style:auto-text-indent="false" fo:background-color="transparent" style:text-autospace="none">
        <style:tab-stops>
          <style:tab-stop style:position="10.231cm"/>
        </style:tab-stops>
      </style:paragraph-properties>
      <style:text-properties style:font-name="Calibri" fo:font-size="11pt" officeooo:paragraph-rsid="0005c8dc" style:font-size-asian="11pt" style:font-name-complex="Calibri" style:font-size-complex="12pt"/>
    </style:style>
    <style:style style:name="P6" style:family="paragraph" style:parent-style-name="Standard">
      <style:paragraph-properties fo:text-align="center" style:justify-single-word="false" style:text-autospace="none"/>
      <style:text-properties style:font-name="Calibri" fo:font-size="11pt" officeooo:paragraph-rsid="0005c8dc" style:font-size-asian="11pt" style:font-name-complex="Calibri" style:font-size-complex="12pt"/>
    </style:style>
    <style:style style:name="P7" style:family="paragraph" style:parent-style-name="Standard">
      <style:paragraph-properties>
        <style:tab-stops>
          <style:tab-stop style:position="10.231cm"/>
        </style:tab-stops>
      </style:paragraph-properties>
      <style:text-properties style:font-name="Calibri" fo:font-size="11pt" officeooo:paragraph-rsid="00044a38" style:font-size-asian="11pt" style:font-name-complex="Calibri"/>
    </style:style>
    <style:style style:name="P8" style:family="paragraph" style:parent-style-name="Standard">
      <style:paragraph-properties fo:margin-left="0.635cm" fo:margin-right="0cm" fo:text-align="justify" style:justify-single-word="false" fo:text-indent="0cm" style:auto-text-indent="false" style:text-autospace="none"/>
      <style:text-properties style:font-name="Calibri" fo:font-size="11pt" fo:font-style="italic" fo:font-weight="bold" officeooo:paragraph-rsid="0005c8dc" style:font-size-asian="11pt" style:font-style-asian="italic" style:font-weight-asian="bold" style:font-name-complex="Calibri" style:font-size-complex="12pt"/>
    </style:style>
    <style:style style:name="P9" style:family="paragraph" style:parent-style-name="Standard">
      <style:paragraph-properties fo:text-align="justify" style:justify-single-word="false" style:text-autospace="none" style:snap-to-layout-grid="false"/>
      <style:text-properties style:font-name="Calibri" fo:font-size="11pt" fo:font-style="italic" fo:font-weight="bold" officeooo:paragraph-rsid="0005c8dc" style:font-size-asian="11pt" style:font-style-asian="italic" style:font-weight-asian="bold" style:font-name-complex="Calibri" style:font-size-complex="12pt"/>
    </style:style>
    <style:style style:name="P10" style:family="paragraph" style:parent-style-name="Standard">
      <style:paragraph-properties fo:text-align="center" style:justify-single-word="false" style:text-autospace="none"/>
      <style:text-properties style:font-name="Calibri" fo:font-size="11pt" fo:font-style="italic" fo:font-weight="bold" officeooo:paragraph-rsid="0005c8dc" style:font-size-asian="11pt" style:font-style-asian="italic" style:font-weight-asian="bold" style:font-name-complex="Calibri" style:font-size-complex="12pt"/>
    </style:style>
    <style:style style:name="P11" style:family="paragraph" style:parent-style-name="Standard">
      <style:paragraph-properties fo:text-align="justify" style:justify-single-word="false" fo:padding-left="0.141cm" fo:padding-right="0.141cm" fo:padding-top="0.035cm" fo:padding-bottom="0cm" fo:border="0.51pt solid #000000" style:shadow="none"/>
      <style:text-properties style:font-name="Calibri" fo:font-size="11pt" style:rfc-language-tag="es-ES-u-co-trad" fo:language="es" fo:country="ES" officeooo:paragraph-rsid="0005c8dc" style:font-size-asian="11pt" style:font-name-complex="Calibri"/>
    </style:style>
    <style:style style:name="P12" style:family="paragraph" style:parent-style-name="Standard">
      <style:paragraph-properties fo:text-align="justify" style:justify-single-word="false" fo:padding-left="0.141cm" fo:padding-right="0.141cm" fo:padding-top="0.035cm" fo:padding-bottom="0cm" fo:border="0.51pt solid #000000" style:shadow="none"/>
      <style:text-properties style:font-name="Calibri" fo:font-size="11pt" style:rfc-language-tag="es-ES-u-co-trad" fo:language="es" fo:country="ES" officeooo:rsid="00044a38" officeooo:paragraph-rsid="0005c8dc" style:font-size-asian="11pt" style:font-name-complex="Calibri"/>
    </style:style>
    <style:style style:name="P13" style:family="paragraph" style:parent-style-name="Standard">
      <style:paragraph-properties>
        <style:tab-stops>
          <style:tab-stop style:position="10.231cm"/>
        </style:tab-stops>
      </style:paragraph-properties>
      <style:text-properties style:font-name="Calibri" fo:font-size="11pt" style:rfc-language-tag="es-ES-u-co-trad" fo:language="es" fo:country="ES" officeooo:paragraph-rsid="001686bf" style:font-size-asian="11pt" style:font-name-complex="Calibri"/>
    </style:style>
    <style:style style:name="P14" style:family="paragraph" style:parent-style-name="Standard">
      <style:paragraph-properties>
        <style:tab-stops>
          <style:tab-stop style:position="10.231cm"/>
        </style:tab-stops>
      </style:paragraph-properties>
      <style:text-properties style:font-name="Calibri" fo:font-size="11pt" style:rfc-language-tag="es-ES-u-co-trad" fo:language="es" fo:country="ES" officeooo:rsid="001686bf" officeooo:paragraph-rsid="001686bf" style:font-size-asian="11pt" style:font-name-complex="Calibri"/>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autospace="none">
        <style:tab-stops>
          <style:tab-stop style:position="10.231cm"/>
        </style:tab-stops>
      </style:paragraph-properties>
      <style:text-properties style:font-name="Calibri" fo:font-size="12pt" officeooo:paragraph-rsid="000cbdb8" style:font-size-asian="12pt" style:font-name-complex="Calibri" style:font-size-complex="12pt"/>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1.249cm" style:auto-text-indent="false"/>
      <style:text-properties style:font-name="Calibri" fo:font-size="12pt" officeooo:paragraph-rsid="000cbdb8" style:font-size-asian="12pt" style:font-name-complex="Calibri" style:font-size-complex="12pt"/>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text-autospace="none"/>
      <style:text-properties style:font-name="Calibri" fo:font-size="12pt" officeooo:paragraph-rsid="0005c8dc" style:font-size-asian="12pt" style:font-name-complex="Calibri" style:font-size-complex="12pt"/>
    </style:style>
    <style:style style:name="P1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autospace="none"/>
      <style:text-properties style:font-name="Calibri" fo:font-size="12pt" officeooo:paragraph-rsid="0005c8dc" style:font-size-asian="12pt" style:font-name-complex="Calibri" style:font-size-complex="12pt"/>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autospace="none">
        <style:tab-stops>
          <style:tab-stop style:position="10.231cm"/>
        </style:tab-stops>
      </style:paragraph-properties>
      <style:text-properties style:font-name="Calibri" fo:font-size="12pt" officeooo:paragraph-rsid="0005c8dc" style:font-size-asian="12pt" style:font-name-complex="Calibri" style:font-size-complex="12pt"/>
    </style:style>
    <style:style style:name="P20" style:family="paragraph" style:parent-style-name="Standard">
      <style:text-properties style:font-name="Calibri" fo:font-size="12pt" officeooo:paragraph-rsid="000dff02" style:font-size-asian="12pt" style:font-name-complex="Calibri" style:font-size-complex="12pt"/>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1.249cm" style:auto-text-indent="false"/>
      <style:text-properties style:font-name="Calibri" fo:font-size="12pt" officeooo:rsid="00183dda" officeooo:paragraph-rsid="000cbdb8" style:font-size-asian="12pt" style:font-name-complex="Calibri" style:font-size-complex="12pt"/>
    </style:style>
    <style:style style:name="P2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autospace="none"/>
      <style:text-properties style:font-name="Calibri" fo:font-size="12pt" officeooo:paragraph-rsid="0005c8dc" style:font-size-asian="12pt" style:font-size-complex="12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autospace="none">
        <style:tab-stops>
          <style:tab-stop style:position="10.231cm"/>
        </style:tab-stops>
      </style:paragraph-properties>
      <style:text-properties style:font-name="Calibri" fo:font-size="12pt" style:text-underline-style="none" fo:font-weight="normal" officeooo:rsid="001e2bb5" officeooo:paragraph-rsid="0015d76f" style:font-size-asian="12pt" style:font-weight-asian="normal" style:font-name-complex="Calibri" style:font-size-complex="12pt" style:font-weight-complex="normal"/>
    </style:style>
    <style:style style:name="P24" style:family="paragraph" style:parent-style-name="Epígrafe">
      <style:text-properties officeooo:paragraph-rsid="00044a38"/>
    </style:style>
    <style:style style:name="P25" style:family="paragraph" style:parent-style-name="Standard">
      <style:paragraph-properties fo:text-align="justify" style:justify-single-word="false" fo:padding-left="0.141cm" fo:padding-right="0.141cm" fo:padding-top="0.035cm" fo:padding-bottom="0cm" fo:border="0.51pt solid #000000" style:shadow="none"/>
      <style:text-properties officeooo:paragraph-rsid="0005c8dc"/>
    </style:style>
    <style:style style:name="P26" style:family="paragraph" style:parent-style-name="Standard">
      <style:text-properties fo:color="#000000" loext:opacity="100%" style:font-name="Consolas" fo:font-size="9.5pt" officeooo:paragraph-rsid="001686bf" style:font-size-asian="9.5pt"/>
    </style:style>
    <style:style style:name="P27" style:family="paragraph" style:parent-style-name="Standard">
      <style:text-properties officeooo:paragraph-rsid="001686bf"/>
    </style:style>
    <style:style style:name="P28" style:family="paragraph" style:parent-style-name="Standard">
      <style:text-properties fo:color="#0000ff" loext:opacity="100%" style:font-name="Consolas" fo:font-size="9.5pt" officeooo:rsid="000325c6" officeooo:paragraph-rsid="001686bf" style:font-size-asian="9.5pt"/>
    </style:style>
    <style:style style:name="P29" style:family="paragraph" style:parent-style-name="Heading_20_1">
      <style:paragraph-properties>
        <style:tab-stops>
          <style:tab-stop style:position="10.231cm"/>
        </style:tab-stops>
      </style:paragraph-properties>
      <style:text-properties officeooo:paragraph-rsid="00044a38"/>
    </style:style>
    <style:style style:name="P30" style:family="paragraph" style:parent-style-name="Standard" style:list-style-name="WW8Num3">
      <style:paragraph-properties fo:text-align="justify" style:justify-single-word="false" fo:padding-left="0.141cm" fo:padding-right="0.141cm" fo:padding-top="0.035cm" fo:padding-bottom="0cm" fo:border="0.51pt solid #000000" style:shadow="none"/>
      <style:text-properties officeooo:paragraph-rsid="0005c8dc"/>
    </style:style>
    <style:style style:name="P31" style:family="paragraph" style:parent-style-name="Standard" style:list-style-name="WW8Num3">
      <style:paragraph-properties fo:text-align="justify" style:justify-single-word="false" fo:padding-left="0.141cm" fo:padding-right="0.141cm" fo:padding-top="0.035cm" fo:padding-bottom="0cm" fo:border="0.51pt solid #000000" style:shadow="none"/>
      <style:text-properties style:font-name="Calibri" fo:font-size="11pt" style:rfc-language-tag="es-ES-u-co-trad" fo:language="es" fo:country="ES" officeooo:paragraph-rsid="0005c8dc" style:font-size-asian="11pt" style:font-name-complex="Calibri"/>
    </style:style>
    <style:style style:name="P32" style:family="paragraph" style:parent-style-name="Standard" style:list-style-name="WW8Num3">
      <style:paragraph-properties fo:text-align="justify" style:justify-single-word="false" fo:padding-left="0.141cm" fo:padding-right="0.141cm" fo:padding-top="0.035cm" fo:padding-bottom="0cm" fo:border="0.51pt solid #000000" style:shadow="none">
        <style:tab-stops>
          <style:tab-stop style:position="10.231cm"/>
        </style:tab-stops>
      </style:paragraph-properties>
      <style:text-properties style:font-name="Calibri" fo:font-size="11pt" style:rfc-language-tag="es-ES-u-co-trad" fo:language="es" fo:country="ES" officeooo:paragraph-rsid="0005c8dc" style:font-size-asian="11pt" style:font-name-complex="Calibri"/>
    </style:style>
    <style:style style:name="P33" style:family="paragraph" style:parent-style-name="Standard">
      <style:paragraph-properties>
        <style:tab-stops>
          <style:tab-stop style:position="10.231cm"/>
        </style:tab-stops>
      </style:paragraph-properties>
      <style:text-properties style:font-name="Calibri" fo:font-size="11pt" style:rfc-language-tag="es-ES-u-co-trad" fo:language="es" fo:country="ES" officeooo:paragraph-rsid="001686bf" style:font-size-asian="11pt" style:font-name-complex="Calibri"/>
    </style:style>
    <style:style style:name="P34" style:family="paragraph" style:parent-style-name="Standard">
      <style:paragraph-properties>
        <style:tab-stops>
          <style:tab-stop style:position="10.231cm"/>
        </style:tab-stops>
      </style:paragraph-properties>
      <style:text-properties style:font-name="Calibri" fo:font-size="11pt" style:rfc-language-tag="es-ES-u-co-trad" fo:language="es" fo:country="ES" officeooo:rsid="001adf80" officeooo:paragraph-rsid="001686bf" style:font-size-asian="11pt" style:font-name-complex="Calibri"/>
    </style:style>
    <style:style style:name="P35" style:family="paragraph" style:parent-style-name="Standard" style:list-style-name="WW8Num33">
      <style:paragraph-properties fo:margin-left="0.635cm" fo:margin-right="0cm" fo:text-align="justify" style:justify-single-word="false" fo:text-indent="0cm" style:auto-text-indent="false" style:text-autospace="none">
        <style:tab-stops>
          <style:tab-stop style:position="10.231cm"/>
        </style:tab-stops>
      </style:paragraph-properties>
      <style:text-properties style:font-name="Calibri" fo:font-size="11pt" officeooo:paragraph-rsid="000dff02" style:font-size-asian="11pt" style:font-name-complex="Calibri" style:font-size-complex="12pt"/>
    </style:style>
    <style:style style:name="P36" style:family="paragraph" style:parent-style-name="Standard">
      <style:paragraph-properties>
        <style:tab-stops>
          <style:tab-stop style:position="10.231cm"/>
        </style:tab-stops>
      </style:paragraph-properties>
      <style:text-properties style:font-name="Calibri" fo:font-size="11pt" officeooo:paragraph-rsid="001686bf" style:font-size-asian="11pt" style:font-name-complex="Calibri"/>
    </style:style>
    <style:style style:name="P37" style:family="paragraph" style:parent-style-name="Standard">
      <style:paragraph-properties>
        <style:tab-stops>
          <style:tab-stop style:position="10.231cm"/>
        </style:tab-stops>
      </style:paragraph-properties>
      <style:text-properties style:font-name="Calibri" fo:font-size="11pt" officeooo:paragraph-rsid="00044a38" style:font-size-asian="11pt" style:font-name-complex="Calibri"/>
    </style:style>
    <style:style style:name="P38" style:family="paragraph" style:parent-style-name="Standard" style:list-style-name="WW8Num33" style:master-page-name="">
      <loext:graphic-properties draw:fill="none"/>
      <style:paragraph-properties fo:margin-left="0cm" fo:margin-right="0cm" fo:text-align="justify" style:justify-single-word="false" fo:text-indent="0cm" style:auto-text-indent="false" style:page-number="auto" fo:background-color="transparent" style:text-autospace="none">
        <style:tab-stops>
          <style:tab-stop style:position="0.079cm"/>
        </style:tab-stops>
      </style:paragraph-properties>
      <style:text-properties fo:font-size="12pt" officeooo:paragraph-rsid="0005c8dc" style:font-size-asian="12pt" style:font-size-complex="12pt"/>
    </style:style>
    <style:style style:name="P39"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P4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P41" style:family="paragraph">
      <loext:graphic-properties draw:fill="solid" draw:fill-color="#66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3" style:family="paragraph">
      <loext:graphic-properties draw:fill="none" draw:fill-color="#00cc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4"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4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47" style:family="paragraph">
      <loext:graphic-properties draw:fill="solid" draw:fill-color="#66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48" style:family="paragraph">
      <loext:graphic-properties draw:fill="none" draw:fill-color="#00cc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P49"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solid" style:text-underline-width="auto" style:text-underline-color="font-color" fo:font-weight="bold" style:letter-kerning="true" style:font-name-asian="Microsoft YaHei" style:font-size-asian="14pt" style:font-style-asian="normal" style:font-weight-asian="bold" style:font-name-complex="Arial" style:font-size-complex="14pt" style:font-style-complex="normal" style:font-weight-complex="bold" style:text-emphasize="none" style:font-relief="none" style:text-overline-style="none" style:text-overline-color="font-color"/>
    </style:style>
    <style:style style:name="P51" style:family="paragraph">
      <loext:graphic-properties draw:fill="none" draw:fill-color="#00cc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solid" style:text-underline-width="auto" style:text-underline-color="font-color" fo:font-weight="bold" style:letter-kerning="true" style:font-name-asian="Microsoft YaHei" style:font-size-asian="14pt" style:font-style-asian="normal" style:font-weight-asian="bold" style:font-name-complex="Arial" style:font-size-complex="14pt" style:font-style-complex="normal" style:font-weight-complex="bold" style:text-emphasize="none" style:font-relief="none" style:text-overline-style="none" style:text-overline-color="font-color"/>
    </style:style>
    <style:style style:name="P5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indent="0cm" style:writing-mode="lr-tb"/>
    </style:style>
    <style:style style:name="P5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P5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center" fo:text-indent="0cm" style:writing-mode="lr-tb"/>
    </style:style>
    <style:style style:name="P5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style:font-name="Calibri"/>
    </style:style>
    <style:style style:name="T2" style:family="text">
      <style:text-properties style:font-name="Calibri" fo:font-size="11pt" style:rfc-language-tag="es-ES-u-co-trad" fo:language="es" fo:country="ES" style:font-size-asian="11pt" style:font-name-complex="Calibri"/>
    </style:style>
    <style:style style:name="T3" style:family="text">
      <style:text-properties style:font-name="Calibri" fo:font-size="11pt" style:rfc-language-tag="es-ES-u-co-trad" fo:language="es" fo:country="ES" style:font-size-asian="11pt" style:font-name-complex="Calibri" style:font-weight-complex="bold"/>
    </style:style>
    <style:style style:name="T4" style:family="text">
      <style:text-properties style:font-name="Calibri" fo:font-size="11pt" style:rfc-language-tag="es-ES-u-co-trad" fo:language="es" fo:country="ES" officeooo:rsid="00044a38" style:font-size-asian="11pt" style:font-name-complex="Calibri"/>
    </style:style>
    <style:style style:name="T5" style:family="text">
      <style:text-properties style:font-name="Calibri" fo:font-size="11pt" style:rfc-language-tag="es-ES-u-co-trad" fo:language="es" fo:country="ES" style:text-underline-style="solid" style:text-underline-width="auto" style:text-underline-color="font-color" fo:font-weight="bold" style:font-size-asian="11pt" style:font-weight-asian="bold" style:font-name-complex="Calibri"/>
    </style:style>
    <style:style style:name="T6" style:family="text">
      <style:text-properties style:font-name="Calibri" fo:font-size="11pt" style:rfc-language-tag="es-ES-u-co-trad" fo:language="es" fo:country="ES" fo:font-weight="bold" style:font-size-asian="11pt" style:font-weight-asian="bold" style:font-name-complex="Calibri"/>
    </style:style>
    <style:style style:name="T7" style:family="text">
      <style:text-properties style:font-name="Calibri" fo:font-size="11pt" style:font-size-asian="11pt" style:font-name-complex="Calibri"/>
    </style:style>
    <style:style style:name="T8" style:family="text">
      <style:text-properties style:font-name="Calibri" fo:font-size="11pt" officeooo:rsid="00044a38" style:font-size-asian="11pt" style:font-name-complex="Calibri"/>
    </style:style>
    <style:style style:name="T9" style:family="text">
      <style:text-properties style:font-name="Calibri" fo:font-size="11pt" style:text-underline-style="solid" style:text-underline-width="auto" style:text-underline-color="font-color" style:font-size-asian="11pt" style:font-name-complex="Calibri"/>
    </style:style>
    <style:style style:name="T10" style:family="text">
      <style:text-properties style:font-name="Calibri" style:font-name-complex="Calibri"/>
    </style:style>
    <style:style style:name="T11" style:family="text">
      <style:text-properties style:font-name="Calibri" officeooo:rsid="000cbdb8" style:font-name-complex="Calibri"/>
    </style:style>
    <style:style style:name="T12" style:family="text">
      <style:text-properties style:font-name="Calibri" officeooo:rsid="000eec0d" style:font-name-complex="Calibri"/>
    </style:style>
    <style:style style:name="T13" style:family="text">
      <style:text-properties style:font-name="Calibri" officeooo:rsid="001cb0b7" style:font-name-complex="Calibri"/>
    </style:style>
    <style:style style:name="T14" style:family="text">
      <style:text-properties style:font-name="Calibri" fo:font-weight="bold" style:font-weight-asian="bold" style:font-name-complex="Calibri"/>
    </style:style>
    <style:style style:name="T15" style:family="text">
      <style:text-properties style:font-name="Calibri" fo:font-weight="bold" style:font-weight-asian="bold" style:font-name-complex="Calibri" style:font-weight-complex="bold"/>
    </style:style>
    <style:style style:name="T16" style:family="text">
      <style:text-properties style:font-name="Calibri" fo:font-weight="bold" officeooo:rsid="00080487" style:font-weight-asian="bold" style:font-name-complex="Calibri"/>
    </style:style>
    <style:style style:name="T17" style:family="text">
      <style:text-properties officeooo:rsid="00044a38"/>
    </style:style>
    <style:style style:name="T18" style:family="text">
      <style:text-properties officeooo:rsid="000afc53"/>
    </style:style>
    <style:style style:name="T19" style:family="text">
      <style:text-properties officeooo:rsid="0006892c"/>
    </style:style>
    <style:style style:name="T20" style:family="text">
      <style:text-properties officeooo:rsid="000cbdb8"/>
    </style:style>
    <style:style style:name="T21" style:family="text">
      <style:text-properties officeooo:rsid="000dff02"/>
    </style:style>
    <style:style style:name="T22" style:family="text">
      <style:text-properties fo:font-weight="bold" style:font-weight-asian="bold"/>
    </style:style>
    <style:style style:name="T23" style:family="text">
      <style:text-properties fo:font-weight="bold" officeooo:rsid="000dff02" style:font-weight-asian="bold" style:font-weight-complex="bold"/>
    </style:style>
    <style:style style:name="T24" style:family="text">
      <style:text-properties style:font-name-asian="Calibri" style:font-name-complex="Calibri"/>
    </style:style>
    <style:style style:name="T25" style:family="text">
      <style:text-properties style:font-name-complex="Calibri"/>
    </style:style>
    <style:style style:name="T26" style:family="text">
      <style:text-properties officeooo:rsid="0007f2e2" style:font-name-complex="Calibri"/>
    </style:style>
    <style:style style:name="T27" style:family="text">
      <style:text-properties officeooo:rsid="0006892c" style:font-name-complex="Calibri"/>
    </style:style>
    <style:style style:name="T28" style:family="text">
      <style:text-properties officeooo:rsid="001b2a65"/>
    </style:style>
    <style:style style:name="T29" style:family="text">
      <style:text-properties officeooo:rsid="00170412"/>
    </style:style>
    <style:style style:name="T30" style:family="text">
      <style:text-properties officeooo:rsid="00165414"/>
    </style:style>
    <style:style style:name="T31" style:family="text">
      <style:text-properties officeooo:rsid="001d4602"/>
    </style:style>
    <style:style style:name="T32" style:family="text">
      <style:text-properties officeooo:rsid="001b9852"/>
    </style:style>
    <style:style style:name="T33" style:family="text">
      <style:text-properties officeooo:rsid="0015d76f"/>
    </style:style>
    <style:style style:name="T34" style:family="text">
      <style:text-properties officeooo:rsid="00216da9"/>
    </style:style>
    <style:style style:name="T35" style:family="text">
      <style:text-properties officeooo:rsid="001f70d5"/>
    </style:style>
    <style:style style:name="T36" style:family="text">
      <style:text-properties officeooo:rsid="0016816e"/>
    </style:style>
    <style:style style:name="T37" style:family="text">
      <style:text-properties fo:color="#000000" loext:opacity="100%" style:font-name="Consolas" fo:font-size="9.5pt" style:font-size-asian="9.5pt"/>
    </style:style>
    <style:style style:name="T38" style:family="text">
      <style:text-properties fo:color="#808080" loext:opacity="100%" style:font-name="Consolas" fo:font-size="9.5pt" style:font-size-asian="9.5pt"/>
    </style:style>
    <style:style style:name="T39" style:family="text">
      <style:text-properties fo:color="#0000ff" loext:opacity="100%" style:font-name="Consolas" fo:font-size="9.5pt" style:font-size-asian="9.5pt"/>
    </style:style>
    <style:style style:name="T40" style:family="text">
      <style:text-properties fo:color="#0000ff" loext:opacity="100%" style:font-name="Consolas" fo:font-size="9.5pt" officeooo:rsid="000325c6" style:font-size-asian="9.5pt"/>
    </style:style>
    <style:style style:name="T41" style:family="text">
      <style:text-properties fo:color="#ff0000" loext:opacity="100%" style:font-name="Consolas" fo:font-size="9.5pt" style:font-size-asian="9.5pt"/>
    </style:style>
    <style:style style:name="T42" style:family="text">
      <style:text-properties officeooo:rsid="001a78dd"/>
    </style:style>
    <style:style style:name="T43" style:family="text">
      <style:text-properties officeooo:rsid="001686bf"/>
    </style:style>
    <style:style style:name="T44" style:family="text">
      <style:text-properties style:rfc-language-tag="es-ES-u-co-trad" fo:language="es" fo:country="ES" officeooo:rsid="001686bf"/>
    </style:style>
    <style:style style:name="T45" style:family="text">
      <style:text-properties officeooo:rsid="001cb0b7"/>
    </style:style>
    <style:style style:name="T46"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solid" style:text-underline-width="auto" style:text-underline-color="font-color" fo:font-weight="bold" style:letter-kerning="true" style:font-name-asian="Microsoft YaHei" style:font-size-asian="14pt" style:font-style-asian="normal" style:font-weight-asian="bold" style:font-name-complex="Arial" style:font-size-complex="14pt" style:font-style-complex="normal" style:font-weight-complex="bold"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5cm" fo:min-width="2.99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66ffff" draw:textarea-horizontal-align="justify" draw:textarea-vertical-align="middle" draw:auto-grow-height="false" fo:min-height="0.649cm" fo:min-width="2.99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66ffff" draw:textarea-horizontal-align="justify" draw:textarea-vertical-align="middle" draw:auto-grow-height="false" fo:min-height="0.651cm" fo:min-width="3.01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66ffff" draw:textarea-horizontal-align="justify" draw:textarea-vertical-align="middle" draw:auto-grow-height="false" fo:min-height="0.651cm" fo:min-width="3.8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66ffff" draw:textarea-horizontal-align="justify" draw:textarea-vertical-align="middle" draw:auto-grow-height="false" fo:min-height="0.651cm" fo:min-width="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3465a4" draw:marker-start="" draw:marker-start-width="0.199cm" draw:marker-start-center="false" draw:marker-end="" draw:marker-end-width="0.199cm" draw:marker-end-center="false" draw:fill="none" draw:fill-color="#00ccff" draw:textarea-horizontal-align="justify" draw:textarea-vertical-align="middle" draw:auto-grow-height="false" fo:min-height="0.669cm" fo:min-width="0.41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3465a4" draw:marker-start="" draw:marker-start-width="0.199cm" draw:marker-start-center="false" draw:marker-end="" draw:marker-end-width="0.199cm" draw:marker-end-center="false" draw:fill="none" draw:fill-color="#00ccf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none" draw:fill-color="#00ccf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none" draw:fill-color="#00ccf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101cm" svg:stroke-color="#3465a4" draw:marker-start="" draw:marker-start-width="0.349cm" draw:marker-start-center="false" draw:marker-end="" draw:marker-end-width="0.349cm" draw:marker-end-center="false" draw:fill="none" draw:fill-color="#00ccff" draw:textarea-horizontal-align="justify" draw:textarea-vertical-align="middle" fo:padding-top="0.175cm" fo:padding-bottom="0.175cm" fo:padding-left="0.3cm" fo:padding-right="0.3cm" fo:wrap-option="wrap"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48cm" fo:min-width="2.99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66ffff" draw:textarea-horizontal-align="justify" draw:textarea-vertical-align="middle" draw:auto-grow-height="false" fo:min-height="0.949cm" fo:min-width="3.99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949cm" fo:min-width="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66ffff" draw:textarea-horizontal-align="justify" draw:textarea-vertical-align="middle" draw:auto-grow-height="false" fo:min-height="0.549cm" fo:min-width="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5cm" fo:min-width="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748cm" fo:min-width="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748cm" fo:min-width="3.8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3.45cm" fo:min-width="3.99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66ffff" draw:textarea-horizontal-align="justify" draw:textarea-vertical-align="middle" draw:auto-grow-height="false" fo:min-height="0.848cm" fo:min-width="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5cm" fo:min-width="3.8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3465a4" draw:marker-start="" draw:marker-start-width="0.199cm" draw:marker-start-center="false" draw:marker-end="" draw:marker-end-width="0.199cm" draw:marker-end-center="false" draw:fill="solid" draw:fill-color="#66ffff" draw:textarea-horizontal-align="justify" draw:textarea-vertical-align="middle" draw:auto-grow-height="false" fo:min-height="0.649cm" fo:min-width="3.8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3465a4" draw:marker-start="" draw:marker-start-width="0.199cm" draw:marker-start-center="false" draw:marker-end="" draw:marker-end-width="0.199cm" draw:marker-end-center="false" draw:fill="none" draw:fill-color="#00ccff" draw:textarea-horizontal-align="justify" draw:textarea-vertical-align="middle" draw:auto-grow-height="false" fo:min-height="0.7cm" fo:min-width="2.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00ccf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00ccf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none" draw:fill-color="#00ccff" draw:textarea-horizontal-align="justify" draw:textarea-vertical-align="middle" draw:auto-grow-height="false" fo:min-height="0.7cm" fo:min-width="1.2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00ccf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101cm" svg:stroke-color="#3465a4" draw:marker-start="" draw:marker-start-width="0.349cm" draw:marker-start-center="false" draw:marker-end="" draw:marker-end-width="0.349cm" draw:marker-end-center="false" draw:fill="solid" draw:fill-color="#00ccff" draw:textarea-horizontal-align="justify" draw:textarea-vertical-align="middle" fo:padding-top="0.175cm" fo:padding-bottom="0.175cm" fo:padding-left="0.3cm" fo:padding-right="0.3cm" fo:wrap-option="wrap"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none" draw:fill-color="#00ccff" draw:textarea-horizontal-align="justify" draw:textarea-vertical-align="middle" draw:auto-grow-height="false" fo:min-height="0.388cm" fo:min-width="2.68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0" style:family="graphic">
      <style:graphic-properties draw:stroke="solid" svg:stroke-width="0cm" svg:stroke-color="#3465a4" draw:marker-start="" draw:marker-start-width="0.199cm" draw:marker-start-center="false" draw:marker-end="" draw:marker-end-width="0.199cm" draw:marker-end-center="false" draw:fill="none" draw:fill-color="#00ccff" draw:textarea-horizontal-align="justify" draw:textarea-vertical-align="middle" draw:auto-grow-height="false" fo:min-height="0.388cm" fo:min-width="2.50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1" style:family="graphic">
      <style:graphic-properties draw:stroke="solid" svg:stroke-width="0cm" svg:stroke-color="#3465a4" draw:marker-start="" draw:marker-start-width="0.199cm" draw:marker-start-center="false" draw:marker-end="" draw:marker-end-width="0.199cm" draw:marker-end-center="false" draw:fill="none" draw:fill-color="#00ccff" draw:textarea-horizontal-align="justify" draw:textarea-vertical-align="middle" draw:auto-grow-height="false" fo:min-height="0.388cm" fo:min-width="2.50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3465a4" draw:marker-start="" draw:marker-start-width="0.199cm" draw:marker-start-center="false" draw:marker-end="" draw:marker-end-width="0.199cm" draw:marker-end-center="false" draw:fill="none" draw:fill-color="#00ccff" draw:textarea-horizontal-align="justify" draw:textarea-vertical-align="middle" draw:auto-grow-height="false" fo:min-height="0.388cm" fo:min-width="2.43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3" style:family="graphic">
      <style:graphic-properties draw:stroke="solid" svg:stroke-width="0cm" svg:stroke-color="#3465a4" draw:marker-start="" draw:marker-start-width="0.199cm" draw:marker-start-center="false" draw:marker-end="" draw:marker-end-width="0.199cm" draw:marker-end-center="false" draw:fill="none" draw:fill-color="#00ccf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solid" svg:stroke-width="0cm" svg:stroke-color="#3465a4" draw:marker-start="" draw:marker-start-width="0.199cm" draw:marker-start-center="false" draw:marker-end="" draw:marker-end-width="0.199cm" draw:marker-end-center="false" draw:fill="none" draw:fill-color="#00ccf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cm" svg:stroke-color="#3465a4" draw:marker-start="" draw:marker-start-width="0.199cm" draw:marker-start-center="false" draw:marker-end="" draw:marker-end-width="0.199cm" draw:marker-end-center="false" draw:fill="none" draw:fill-color="#00ccf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solid" svg:stroke-width="0cm" svg:stroke-color="#3465a4" draw:marker-start="" draw:marker-start-width="0.199cm" draw:marker-start-center="false" draw:marker-end="" draw:marker-end-width="0.199cm" draw:marker-end-center="false" draw:fill="none" draw:fill-color="#00ccf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solid" svg:stroke-width="0cm" svg:stroke-color="#3465a4" draw:marker-start="" draw:marker-start-width="0.199cm" draw:marker-start-center="false" draw:marker-end="" draw:marker-end-width="0.199cm" draw:marker-end-center="false" draw:fill="none" draw:fill-color="#00ccff" draw:textarea-horizontal-align="justify" draw:textarea-vertical-align="middle" draw:auto-grow-height="false" fo:min-height="5.05cm" fo:min-width="4.399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3465a4" draw:marker-start="" draw:marker-start-width="0.199cm" draw:marker-start-center="false" draw:marker-end="" draw:marker-end-width="0.199cm" draw:marker-end-center="false" draw:fill="none" draw:fill-color="#00ccff" draw:textarea-horizontal-align="justify" draw:textarea-vertical-align="middle" draw:auto-grow-height="false" fo:min-height="0.4cm" fo:min-width="1.37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3465a4" draw:marker-start="" draw:marker-start-width="0.199cm" draw:marker-start-center="false" draw:marker-end="" draw:marker-end-width="0.199cm" draw:marker-end-center="false" draw:fill="none" draw:fill-color="#00ccff" draw:textarea-horizontal-align="justify" draw:textarea-vertical-align="middle" draw:auto-grow-height="false" fo:min-height="0.85cm" fo:min-width="1.824cm"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101cm" svg:stroke-color="#3465a4" draw:marker-start="" draw:marker-start-width="0.349cm" draw:marker-start-center="false" draw:marker-end="" draw:marker-end-width="0.349cm" draw:marker-end-center="false" draw:fill="solid" draw:fill-color="#00ccff" draw:textarea-horizontal-align="justify" draw:textarea-vertical-align="middle" fo:padding-top="0.175cm" fo:padding-bottom="0.175cm" fo:padding-left="0.3cm" fo:padding-right="0.3cm" fo:wrap-option="wrap" draw:shadow="hidden" draw:shadow-offset-x="0.199cm" draw:shadow-offset-y="0.199cm" draw:shadow-color="#808080" style:run-through="foreground"/>
    </style:style>
    <style:style style:name="gr41" style:family="graphic">
      <style:graphic-properties draw:stroke="solid" svg:stroke-width="0.101cm" svg:stroke-color="#3465a4" draw:marker-start="" draw:marker-start-width="0.349cm" draw:marker-start-center="false" draw:marker-end="" draw:marker-end-width="0.349cm" draw:marker-end-center="false" draw:fill="solid" draw:fill-color="#00ccff" draw:textarea-horizontal-align="justify" draw:textarea-vertical-align="middle" fo:padding-top="0.175cm" fo:padding-bottom="0.175cm" fo:padding-left="0.3cm" fo:padding-right="0.3cm" fo:wrap-option="wrap" draw:shadow="hidden" draw:shadow-offset-x="0.199cm" draw:shadow-offset-y="0.199cm" draw:shadow-color="#808080" style:run-through="foreground"/>
    </style:style>
    <style:style style:name="gr42" style:family="graphic">
      <style:graphic-properties draw:stroke="solid" svg:stroke-width="0cm" svg:stroke-color="#3465a4" draw:marker-start="" draw:marker-start-width="0.199cm" draw:marker-start-center="false" draw:marker-end="" draw:marker-end-width="0.199cm" draw:marker-end-center="false" draw:fill="none" draw:fill-color="#00ccff" draw:textarea-horizontal-align="justify" draw:textarea-vertical-align="middle" draw:auto-grow-height="false" fo:min-height="0.801cm" fo:min-width="1.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3" style:family="graphic">
      <style:graphic-properties draw:stroke="solid" svg:stroke-width="0cm" svg:stroke-color="#3465a4" draw:marker-start="" draw:marker-start-width="0.199cm" draw:marker-start-center="false" draw:marker-end="" draw:marker-end-width="0.199cm" draw:marker-end-center="false" draw:fill="solid" draw:fill-color="#00ccf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3465a4" draw:marker-start="" draw:marker-start-width="0.199cm" draw:marker-start-center="false" draw:marker-end="" draw:marker-end-width="0.199cm" draw:marker-end-center="false" draw:fill="solid" draw:fill-color="#00ccf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3465a4" draw:marker-start="" draw:marker-start-width="0.199cm" draw:marker-start-center="false" draw:marker-end="" draw:marker-end-width="0.199cm" draw:marker-end-center="false" draw:fill="none" draw:fill-color="#00ccff" draw:textarea-horizontal-align="justify" draw:textarea-vertical-align="middle" draw:auto-grow-height="false" fo:min-height="0.503cm" fo:min-width="1.4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101cm" svg:stroke-color="#3465a4" draw:marker-start="" draw:marker-start-width="0.349cm" draw:marker-start-center="false" draw:marker-end="" draw:marker-end-width="0.349cm" draw:marker-end-center="false" draw:fill="solid" draw:fill-color="#00ccff" draw:textarea-horizontal-align="justify" draw:textarea-vertical-align="middle" fo:padding-top="0.175cm" fo:padding-bottom="0.175cm" fo:padding-left="0.3cm" fo:padding-right="0.3cm" fo:wrap-option="wrap" draw:shadow="hidden" draw:shadow-offset-x="0.199cm" draw:shadow-offset-y="0.199cm" draw:shadow-color="#808080" style:run-through="foreground"/>
    </style:style>
    <style:style style:name="gr47" style:family="graphic">
      <style:graphic-properties draw:stroke="solid" draw:stroke-dash="Dot" svg:stroke-width="0.081cm" svg:stroke-color="#3465a4" draw:marker-start="" draw:marker-start-width="0.321cm" draw:marker-start-center="false" draw:marker-end="" draw:marker-end-width="0.321cm" draw:marker-end-center="false" svg:stroke-linecap="butt" draw:fill="solid" draw:fill-color="#00ccff" draw:textarea-horizontal-align="justify" draw:textarea-vertical-align="middle" fo:padding-top="0.166cm" fo:padding-bottom="0.166cm" fo:padding-left="0.289cm" fo:padding-right="0.289cm" fo:wrap-option="wrap" draw:shadow="hidden" draw:shadow-offset-x="0.199cm" draw:shadow-offset-y="0.199cm" draw:shadow-color="#808080" style:run-through="foreground"/>
    </style:style>
    <style:style style:name="gr4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1cm" fo:min-width="0.40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1cm" fo:min-width="0.40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1cm" fo:min-width="0.40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1cm" fo:min-width="0.40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1cm" fo:min-width="0.40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1cm" fo:min-width="0.40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63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3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3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3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56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56cm" fo:min-width="1.70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88cm" fo:min-width="2.68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1cm" fo:min-width="1.37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1cm" fo:min-width="1.2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1cm" fo:min-width="1.2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1cm" fo:min-width="1.1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1cm" fo:min-width="0.87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1cm" fo:min-width="1.2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54cm" fo:min-width="1.2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1cm" fo:min-width="0.87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1cm" fo:min-width="1.1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1cm" fo:min-width="1.251cm" fo:padding-top="0.125cm" fo:padding-bottom="0.125cm" fo:padding-left="0.25cm" fo:padding-right="0.25cm" fo:wrap-option="wrap" draw:shadow="hidden" draw:shadow-offset-x="0.199cm" draw:shadow-offset-y="0.199cm"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7">11</text:span>/1<text:span text:style-name="T17">2</text:span>/20<text:span text:style-name="T17">23</text:span></text:p>
      <text:p text:style-name="P24"><text:span text:style-name="T7">NOMBRE:</text:span><text:span text:style-name="T9"> <text:s text:c="166"/></text:span><text:span text:style-name="T7"><text:tab/> <text:s text:c="4"/></text:span></text:p>
      <text:h text:style-name="P29" text:outline-level="1"><text:span text:style-name="T7">CURSO: 1º ASIR - curso 20</text:span><text:span text:style-name="T8">23</text:span><text:span text:style-name="T7">-20</text:span><text:span text:style-name="T8">24</text:span><text:span text:style-name="T7"> <text:s text:c="87"/></text:span></text:h>
      <text:p text:style-name="P7"/>
      <text:p text:style-name="P25"><text:span text:style-name="T5">ACLARACIONES</text:span><text:span text:style-name="T6">:</text:span><text:span text:style-name="T2"> </text:span></text:p>
      <text:list xml:id="list372262306" text:style-name="WW8Num3">
        <text:list-item>
          <text:p text:style-name="P30"><text:span text:style-name="T6">No</text:span><text:span text:style-name="T2"> se permite usar </text:span><text:span text:style-name="T6">lápiz</text:span><text:span text:style-name="T3">, </text:span><text:span text:style-name="T2"><text:s/>ni bolígrafo (rotulador o similar)</text:span><text:span text:style-name="T6"> que escriba en color rojo</text:span><text:span text:style-name="T2">.</text:span></text:p>
        </text:list-item>
        <text:list-item>
          <text:p text:style-name="P30"><text:span text:style-name="T3">En el encabezado de cada </text:span><text:span text:style-name="T6">folio de respuesta</text:span><text:span text:style-name="T3"> deberá indicarse el NOMBRE del alumno examinado.</text:span></text:p>
        </text:list-item>
        <text:list-item>
          <text:p text:style-name="P30"><text:span text:style-name="T3">No se corregirá nada que esté </text:span><text:span text:style-name="T6">escrito en el folio del enunciado</text:span><text:span text:style-name="T3">.</text:span></text:p>
        </text:list-item>
        <text:list-item>
          <text:p text:style-name="P30"><text:span text:style-name="T3">El/la alumno/a devolverá todos los folios que se le hayan entregado, incluso los que utilizase como borrador. Para que estos borradores no sean corregidos, el alumno deberá especificar claramente en la o las carillas del folio en sucio la palabra </text:span><text:span text:style-name="T6">BORRADOR</text:span><text:span text:style-name="T3">.</text:span></text:p>
        </text:list-item>
        <text:list-item>
          <text:p text:style-name="P30"><text:span text:style-name="T3">El/la alumno/a que sea </text:span><text:span text:style-name="T6">sorprendido copiando</text:span><text:span text:style-name="T3"> tendrá automáticamente la 1ª evaluación suspensa con la única posibilidad de recuperarla en el examen final de Junio.</text:span></text:p>
        </text:list-item>
        <text:list-item>
          <text:p text:style-name="P31">Se valorará negativamente el incumplimiento de estas normas y una descuidada presentación.</text:p>
        </text:list-item>
        <text:list-item>
          <text:p text:style-name="P31">Este control consta de <text:span text:style-name="T45">3</text:span> partes: </text:p>
        </text:list-item>
      </text:list>
      <text:p text:style-name="P11"><text:tab/>-Entidad Relación Extendido (EER)</text:p>
      <text:p text:style-name="P25"><text:span text:style-name="T2"><text:tab/>-</text:span><text:span text:style-name="T4">Modelo Relacional</text:span></text:p>
      <text:p text:style-name="P12"><text:tab/>-<text:span text:style-name="T45">Creacion de Tablas</text:span></text:p>
      <text:list xml:id="list215835491940657" text:continue-numbering="true" text:style-name="WW8Num3">
        <text:list-item>
          <text:p text:style-name="P32">Para aprobar el control es necesario aprobar cada una de las partes antes indicadas.<text:tab/></text:p>
        </text:list-item>
      </text:list>
      <text:p text:style-name="P7"/>
      <text:list xml:id="list2460514110" text:style-name="WW8Num33">
        <text:list-header>
          <text:p text:style-name="P38"><text:span text:style-name="T12">1. </text:span><text:span text:style-name="T10">Diseña el diagrama </text:span><text:span text:style-name="T15">ER</text:span><text:span text:style-name="T14"> <text:s/></text:span><text:span text:style-name="T16">completo, </text:span><text:span text:style-name="T10">correspondiente al siguiente minimundo <text:s/>de la <text:s/></text:span><text:span text:style-name="T14">organización de las estanterías de un instituto</text:span><text:span text:style-name="T10">. <text:s/></text:span><text:span text:style-name="T13">2.5</text:span><text:span text:style-name="T11"> </text:span></text:p>
        </text:list-header>
      </text:list>
      <text:p text:style-name="P18">El instituto IES San Clemente desea hacer una aplicación que les permita localizar las estanterías que existen en el centro en aulas y despachos. </text:p>
      <text:p text:style-name="P17">Necesitan conocer las baldas (estantes) de cada estantería, de cada recinto. Hay que tener en cuenta que en un mismo recinto (aula, despacho....) puede haber más de una estantería. Guardaremos información de todos los recintos del instituto, tengan o no estanterías.</text:p>
      <text:p text:style-name="P17">De cada balda deberemos saber su longitud, altura y profundidad. </text:p>
      <text:p text:style-name="P17">Las baldas no se pueden intercambiar entre estanterías, siempre están en la misma. Una estantería, para serlo, al menos tiene una balda.</text:p>
      <text:p text:style-name="P17">Además cada balda debe tener un número de la posición que ocupa en la estantería. La balda situada más cerca del suelo empezando por la izquierda vista de frente, tendrá el número 1 en cada estantería , la siguiente el 2, y así sucesivamente hasta llegar a la más alta. Deberás usar ese número como identificador principal.</text:p>
      <text:p text:style-name="P2"/>
      <text:p text:style-name="P8">EJEMPLO DE ESTANTERÍAS:<text:tab/><text:tab/><text:tab/><text:tab/><text:tab/><text:tab/><text:tab/><text:tab/><text:tab/><text:tab/><text:tab/><text:span text:style-name="T1"><text:tab/><text:tab/></text:span></text:p>
      <table:table table:name="Tabla1" table:style-name="Tabla1">
        <table:table-column table:style-name="Tabla1.A"/>
        <table:table-column table:style-name="Tabla1.B"/>
        <table:table-column table:style-name="Tabla1.C"/>
        <table:table-column table:style-name="Tabla1.D" table:number-columns-repeated="3"/>
        <table:table-column table:style-name="Tabla1.G"/>
        <table:table-row table:style-name="Tabla1.1">
          <table:table-cell table:style-name="Tabla1.A1" table:number-columns-spanned="4" office:value-type="string">
            <text:p text:style-name="P10">Estantería 1</text:p>
          </table:table-cell>
          <table:covered-table-cell/>
          <table:covered-table-cell/>
          <table:covered-table-cell/>
          <table:table-cell table:style-name="Tabla1.E1" office:value-type="string">
            <text:p text:style-name="P9"/>
          </table:table-cell>
          <table:table-cell table:style-name="Tabla1.F1" table:number-columns-spanned="2" office:value-type="string">
            <text:p text:style-name="P8"><text:s text:c="8"/>Estantería 2</text:p>
          </table:table-cell>
          <table:covered-table-cell/>
        </table:table-row>
        <table:table-row table:style-name="Tabla1.1">
          <table:table-cell table:style-name="Tabla1.F1" office:value-type="string">
            <text:p text:style-name="P6">Balda 1<text:span text:style-name="T18">3</text:span></text:p>
          </table:table-cell>
          <table:table-cell table:style-name="Tabla1.F1" office:value-type="string">
            <text:p text:style-name="P6">Balda 1<text:span text:style-name="T18">4</text:span></text:p>
          </table:table-cell>
          <table:table-cell table:style-name="Tabla1.F1" office:value-type="string">
            <text:p text:style-name="P6">Balda 1<text:span text:style-name="T18">5</text:span></text:p>
          </table:table-cell>
          <table:table-cell table:style-name="Tabla1.F1" office:value-type="string">
            <text:p text:style-name="P6">Balda 1<text:span text:style-name="T18">6</text:span></text:p>
          </table:table-cell>
          <table:table-cell table:style-name="Tabla1.E1" office:value-type="string">
            <text:p text:style-name="P3"/>
          </table:table-cell>
          <table:table-cell table:style-name="Tabla1.F1" office:value-type="string">
            <text:p text:style-name="P6">Balda <text:span text:style-name="T18">7</text:span></text:p>
          </table:table-cell>
          <table:table-cell table:style-name="Tabla1.F1" office:value-type="string">
            <text:p text:style-name="P6">Balda <text:span text:style-name="T18">8</text:span></text:p>
          </table:table-cell>
        </table:table-row>
        <table:table-row table:style-name="Tabla1.1">
          <table:table-cell table:style-name="Tabla1.A3" office:value-type="string">
            <text:p text:style-name="P6">Balda 9</text:p>
          </table:table-cell>
          <table:table-cell table:style-name="Tabla1.A3" office:value-type="string">
            <text:p text:style-name="P6">Balda 10</text:p>
          </table:table-cell>
          <table:table-cell table:style-name="Tabla1.A3" office:value-type="string">
            <text:p text:style-name="P6">Balda 11</text:p>
          </table:table-cell>
          <table:table-cell table:style-name="Tabla1.A3" office:value-type="string">
            <text:p text:style-name="P6">Balda 12</text:p>
          </table:table-cell>
          <table:table-cell table:style-name="Tabla1.E1" table:number-rows-spanned="3" office:value-type="string">
            <text:p text:style-name="P3"/>
          </table:table-cell>
          <table:table-cell table:style-name="Tabla1.A3" office:value-type="string">
            <text:p text:style-name="P6">Balda 5</text:p>
          </table:table-cell>
          <table:table-cell table:style-name="Tabla1.A3" office:value-type="string">
            <text:p text:style-name="P6">Balda 6</text:p>
          </table:table-cell>
        </table:table-row>
        <table:table-row table:style-name="Tabla1.1">
          <table:table-cell table:style-name="Tabla1.F1" office:value-type="string">
            <text:p text:style-name="P6">Balda 5</text:p>
          </table:table-cell>
          <table:table-cell table:style-name="Tabla1.F1" office:value-type="string">
            <text:p text:style-name="P6">Balda 6</text:p>
          </table:table-cell>
          <table:table-cell table:style-name="Tabla1.F1" office:value-type="string">
            <text:p text:style-name="P6">Balda 7</text:p>
          </table:table-cell>
          <table:table-cell table:style-name="Tabla1.F1" office:value-type="string">
            <text:p text:style-name="P6">Balda 8</text:p>
          </table:table-cell>
          <table:covered-table-cell table:style-name="Tabla1.E1"/>
          <table:table-cell table:style-name="Tabla1.F1" office:value-type="string">
            <text:p text:style-name="P6">Balda 3</text:p>
          </table:table-cell>
          <table:table-cell table:style-name="Tabla1.F1" office:value-type="string">
            <text:p text:style-name="P6">Balda 4</text:p>
          </table:table-cell>
        </table:table-row>
        <table:table-row table:style-name="Tabla1.1">
          <table:table-cell table:style-name="Tabla1.F1" office:value-type="string">
            <text:p text:style-name="P6">Balda 1</text:p>
          </table:table-cell>
          <table:table-cell table:style-name="Tabla1.F1" office:value-type="string">
            <text:p text:style-name="P6">Balda 2</text:p>
          </table:table-cell>
          <table:table-cell table:style-name="Tabla1.F1" office:value-type="string">
            <text:p text:style-name="P6">Balda 3</text:p>
          </table:table-cell>
          <table:table-cell table:style-name="Tabla1.F1" office:value-type="string">
            <text:p text:style-name="P6">Balda 4</text:p>
          </table:table-cell>
          <table:covered-table-cell table:style-name="Tabla1.E1"/>
          <table:table-cell table:style-name="Tabla1.F1" office:value-type="string">
            <text:p text:style-name="P6">Balda 1</text:p>
          </table:table-cell>
          <table:table-cell table:style-name="Tabla1.F1" office:value-type="string">
            <text:p text:style-name="P6">Balda 2</text:p>
          </table:table-cell>
        </table:table-row>
      </table:table>
      <text:p text:style-name="P2"/>
      <text:p text:style-name="P2"><text:tab/></text:p>
      <text:p text:style-name="P18">De cada estantería guardaremos el color <text:span text:style-name="T19">(uno solo)</text:span> y la fecha en la que llegó al centro (si la conocemos). También queremos conocer el material o materiales de los que está hecha, por ejemplo madera, hierro, aluminio, pladur, plástico... Ten en cuenta que en el centro hay estanterías compuestas por <text:span text:style-name="T18">mas de un </text:span><text:s/>material.</text:p>
      <text:p text:style-name="P17"><text:tab/>Cada recinto tendrá un nombre que será distinto para cada recinto. Además debemos saber en qué piso y pasillo está cada uno de los recintos.</text:p>
      <text:p text:style-name="P22"><text:soft-page-break/><text:span text:style-name="T24"><text:s/></text:span><text:span text:style-name="T25"><text:tab/>Tenemos qué saber a qué recinto </text:span><text:span text:style-name="T26">o recintos</text:span><text:span text:style-name="T25"> está asignada cada estantería, </text:span><text:span text:style-name="T26">ya</text:span><text:span text:style-name="T25"> que hay estantería</text:span><text:span text:style-name="T27">s</text:span><text:span text:style-name="T25"> con ruedas que son compartidas por varios recintos. Guardaremos información de todas las estanterías del centro, aunque de momento no se les haya asignado recinto.</text:span></text:p>
      <text:p text:style-name="P17"/>
      <text:p text:style-name="P19">Debemos guardar también el número total de baldas que tiene cada estantería, y el número de estanterías por recinto.</text:p>
      <text:p text:style-name="P5"/>
      <text:list xml:id="list215836038836870" text:continue-numbering="true" text:style-name="WW8Num33">
        <text:list-header>
          <text:p text:style-name="P35"/>
        </text:list-header>
      </text:list>
      <text:p text:style-name="P4"/>
      <text:p text:style-name="P4"/>
      <text:p text:style-name="P20"><text:span text:style-name="T23">2. <text:s/></text:span>Diseña <text:span text:style-name="T22">el diagrama EER </text:span>correspondiente al siguiente minimundo de una MUEBLERÍA <text:span text:style-name="T28">que nos aporte toda la información proporcionada por el siguiente enunciado: </text:span><text:span text:style-name="T45">2.5</text:span></text:p>
      <text:p text:style-name="P16"><text:tab/>Nos interesa <text:s/>guardar información <text:span text:style-name="T29">de los muebles que tiene en el almacén, </text:span><text:span text:style-name="T28">y </text:span><text:span text:style-name="T29">de su montaje y </text:span>entrega por parte de nuestros empleados.</text:p>
      <text:p text:style-name="P16"><text:tab/>De nuestros empleados (que pueden ser <text:span text:style-name="T30">vendedores</text:span>, montadores o repartidores, cada uno con sus funciones bien diferenciadas) nos interesa guardar su nombre completo, NIF, NSS, teléfonos, dirección, número de la cuenta bancaria y el salario.</text:p>
      <text:p text:style-name="P16"><text:tab/>De cada mueble guardaremos información de qué repartidor o repartidores lo han entregado (si es que ya ha sido entregado), así como de qué montador lo ha montado (si es que se ha montado ya el mueble). <text:span text:style-name="T29">El montaje no tiene nada que ver con el reparto.</text:span></text:p>
      <text:p text:style-name="P16"><text:span text:style-name="T29">En </text:span>la BD pueden existir montadores recién contratados que no hayan realizado montajes por el momento y otros que hayan realizado vari<text:span text:style-name="T31">o</text:span>s <text:span text:style-name="T31">montajes</text:span> .</text:p>
      <text:p text:style-name="P16"><text:tab/>Del mismo modo existirán repartidores que todavía no hayan realizado su primera entrega y otros que hayan realizado varias entregas. De los repartidores además queremos conocer el número de entregas en las que han participado.</text:p>
      <text:p text:style-name="P16"><text:tab/>De los muebles guardaremos modelo, fabricante, precio y la fecha de fabricación. Ten en cuenta que un mueble puede ser entregado en diferentes ocasiones, ya que puede que existan devoluciones y en ese caso querremos guardar la fecha de la devolución.</text:p>
      <text:p text:style-name="P21">Dentro de los vendedores <text:span text:style-name="T21">hay algunos <text:s/>que son jefes de otros. </text:span><text:span text:style-name="T32">Un</text:span> <text:span text:style-name="T21">vendedor</text:span>, si <text:span text:style-name="T21">tiene jefe es solo uno.</text:span></text:p>
      <text:p text:style-name="P15">De <text:span text:style-name="T20">todos </text:span>l<text:span text:style-name="T32">os vendedores</text:span> <text:span text:style-name="T33">queremos</text:span> conocer sus objetivos de ventas. </text:p>
      <text:p text:style-name="P15"/>
      <text:p text:style-name="P15"/>
      <text:p text:style-name="P23">3.- Dado el modelo entidad relación extendido del minimundo de los conflictos bélicos <text:span text:style-name="T36">de la página siguiente</text:span>, obtener el modelo relacional completo <text:span text:style-name="T34">con todas sus restricciones</text:span>. <text:span text:style-name="T35">Decir de que tipo es la extensión </text:span><text:span text:style-name="T34">de conflictos</text:span><text:span text:style-name="T35">, que información nos da de los conflictos y p</text:span>asarla <text:s/>por la forma que menos tablas de. Explica como lo haces. <text:s/><text:span text:style-name="T45">3</text:span></text:p>
      <text:p text:style-name="P15"/>
      <text:p text:style-name="P15"/>
      <text:p text:style-name="P15"/>
      <text:p text:style-name="P7"/>
      <text:p text:style-name="P7"/>
      <text:p text:style-name="P7"/>
      <text:p text:style-name="P7"/>
      <text:p text:style-name="P7"/>
      <text:p text:style-name="P7"/>
      <text:p text:style-name="P7"/>
      <text:p text:style-name="P7"/>
      <text:p text:style-name="P7"/>
      <text:p text:style-name="P7"/>
      <text:p text:style-name="P7"><draw:g text:anchor-type="paragraph" draw:z-index="0" draw:name="Objeto de grupo 2" draw:style-name="gr1"><draw:custom-shape draw:style-name="gr2" draw:text-style-name="P40" xml:id="id4" draw:id="id4" svg:width="3.5cm" svg:height="2.701cm" draw:transform="rotate (1.5707963267949) translate (6.91168055555556cm 4.04283333333333cm)"><text:p text:style-name="P39"><text:span text:style-name="T46">Cod_Conflicto</text:span></text:p><text:p text:style-name="P39"><text:span text:style-name="T47">Pais (Mult)</text:span></text:p><text:p text:style-name="P39"><text:span text:style-name="T47">Heridos</text:span></text:p><text:p text:style-name="P39"><text:span text:style-name="T47">Muertos</text:span></text:p><draw:enhanced-geometry svg:viewBox="0 0 21600 21600" draw:mirror-horizontal="false" draw:mirror-vertical="false" draw:type="rectangle" draw:enhanced-path="M 0 0 L 21600 0 21600 21600 0 21600 0 0 Z N"/></draw:custom-shape><draw:custom-shape draw:style-name="gr3" draw:text-style-name="P41" xml:id="id10" draw:id="id10" svg:width="3.5cm" svg:height="0.9cm" draw:transform="rotate (1.5707963267949) translate (6.01309722222222cm 4.04283333333333cm)"><text:p text:style-name="P39"><text:span text:style-name="T47">Conflictos</text:span></text:p><draw:enhanced-geometry svg:viewBox="0 0 21600 21600" draw:mirror-horizontal="false" draw:mirror-vertical="false" draw:type="rectangle" draw:enhanced-path="M 0 0 L 21600 0 21600 21600 0 21600 0 0 Z N"/></draw:custom-shape><draw:custom-shape draw:style-name="gr4" draw:text-style-name="P41" xml:id="id1" draw:id="id1" svg:width="3.518cm" svg:height="0.902cm" draw:transform="rotate (1.5707963267949) translate (16.3096805555556cm 13.858875cm)"><text:p text:style-name="P39"><text:span text:style-name="T47">Territoriales</text:span></text:p><draw:enhanced-geometry svg:viewBox="0 0 21600 21600" draw:mirror-horizontal="false" draw:mirror-vertical="false" draw:type="rectangle" draw:enhanced-path="M 0 0 L 21600 0 21600 21600 0 21600 0 0 Z N"/></draw:custom-shape><draw:custom-shape draw:style-name="gr5" draw:text-style-name="P41" xml:id="id3" draw:id="id3" svg:width="4.4cm" svg:height="0.902cm" draw:transform="rotate (1.5707963267949) translate (16.3096805555556cm 4.54201388888889cm)"><text:p text:style-name="P39"><text:span text:style-name="T47">Economicos</text:span></text:p><draw:enhanced-geometry svg:viewBox="0 0 21600 21600" draw:mirror-horizontal="false" draw:mirror-vertical="false" draw:type="rectangle" draw:enhanced-path="M 0 0 L 21600 0 21600 21600 0 21600 0 0 Z N"/></draw:custom-shape><draw:custom-shape draw:style-name="gr6" draw:text-style-name="P41" xml:id="id2" draw:id="id2" svg:width="4.402cm" svg:height="0.902cm" draw:transform="rotate (1.5707963267949) translate (16.3096805555556cm 9.64318055555555cm)"><text:p text:style-name="P39"><text:span text:style-name="T47">Religiosos</text:span></text:p><draw:enhanced-geometry svg:viewBox="0 0 21600 21600" draw:mirror-horizontal="false" draw:mirror-vertical="false" draw:type="rectangle" draw:enhanced-path="M 0 0 L 21600 0 21600 21600 0 21600 0 0 Z N"/></draw:custom-shape><draw:custom-shape draw:style-name="gr7" draw:text-style-name="P43" xml:id="id5" draw:id="id5" svg:width="1.301cm" svg:height="1.301cm" draw:transform="rotate (1.5707963267949) translate (14.0095694444444cm 4.74309722222222cm)"><text:p text:style-name="P42"><text:span text:style-name="T48">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8" draw:text-style-name="P44" draw:type="line" svg:x1="14.663cm" svg:y1="4.743cm" svg:x2="16.311cm" svg:y2="12.1cm" draw:end-shape="id1" draw:end-glue-point="0" svg:d="M14663 4743l1648 7357" svg:viewBox="0 0 1649 7359"><text:p/></draw:connector><draw:connector draw:style-name="gr9" draw:text-style-name="P44" draw:type="line" svg:x1="15.122cm" svg:y1="4.553cm" svg:x2="16.311cm" svg:y2="7.444cm" draw:end-shape="id2" draw:end-glue-point="0" svg:d="M15122 4553l1189 2891" svg:viewBox="0 0 1191 2893"><text:p/></draw:connector><draw:connector draw:style-name="gr10" draw:text-style-name="P44" draw:type="line" svg:x1="15.123cm" svg:y1="3.633cm" svg:x2="16.31cm" svg:y2="2.343cm" draw:end-shape="id3" draw:end-glue-point="0" svg:d="M15123 3633l1187-1290" svg:viewBox="0 0 1189 1291"><text:p/></draw:connector><draw:connector draw:style-name="gr11" draw:text-style-name="P44" draw:type="line" svg:x1="9.613cm" svg:y1="2.293cm" svg:x2="14.011cm" svg:y2="4.096cm" draw:start-shape="id4" draw:start-glue-point="2" draw:end-shape="id5" draw:end-glue-point="4" svg:d="M9613 2293l4398 1803" svg:viewBox="0 0 4399 1804"><text:p/></draw:connector><draw:custom-shape draw:style-name="gr12" draw:text-style-name="P40" svg:width="3.5cm" svg:height="1.1cm" draw:transform="rotate (1.5707963267949) translate (17.2120277777778cm 13.844cm)"><text:p text:style-name="P39"><text:span text:style-name="T47">Region</text:span></text:p><draw:enhanced-geometry svg:viewBox="0 0 21600 21600" draw:mirror-horizontal="false" draw:mirror-vertical="false" draw:type="rectangle" draw:enhanced-path="M 0 0 L 21600 0 21600 21600 0 21600 0 0 Z N"/></draw:custom-shape><draw:custom-shape draw:style-name="gr13" draw:text-style-name="P41" svg:width="4.5cm" svg:height="1.2cm" draw:transform="rotate (1.5707963267949) translate (0.912694444444444cm 26.0430555555556cm)"><text:p text:style-name="P39"><text:span text:style-name="T47">Division</text:span></text:p><draw:enhanced-geometry svg:viewBox="0 0 21600 21600" draw:mirror-horizontal="false" draw:mirror-vertical="false" draw:type="rectangle" draw:enhanced-path="M 0 0 L 21600 0 21600 21600 0 21600 0 0 Z N"/></draw:custom-shape><draw:custom-shape draw:style-name="gr14" draw:text-style-name="P46" xml:id="id8" draw:id="id8" svg:width="4.402cm" svg:height="2.2cm" draw:transform="rotate (1.5707963267949) translate (4.31094444444444cm 16.844375cm)"><text:p text:style-name="P45"><text:span text:style-name="T46"/></text:p><text:p text:style-name="P45"><text:span text:style-name="T46">Cod_grupo</text:span></text:p><text:p text:style-name="P45"><text:span text:style-name="T47">Nombre</text:span></text:p><text:p text:style-name="P45"><text:span text:style-name="T47">Bajas(Derivado)</text:span></text:p><text:p text:style-name="P45"><text:span text:style-name="T49"/></text:p><draw:enhanced-geometry svg:viewBox="0 0 21600 21600" draw:mirror-horizontal="false" draw:mirror-vertical="false" draw:type="rectangle" draw:enhanced-path="M 0 0 L 21600 0 21600 21600 0 21600 0 0 Z N"/></draw:custom-shape><draw:custom-shape draw:style-name="gr15" draw:text-style-name="P41" xml:id="id20" draw:id="id20" svg:width="4.402cm" svg:height="0.8cm" draw:transform="rotate (1.5707963267949) translate (3.51190277777778cm 16.8416111111111cm)"><text:p text:style-name="P39"><text:span text:style-name="T47">Grupos</text:span></text:p><draw:enhanced-geometry svg:viewBox="0 0 21600 21600" draw:mirror-horizontal="false" draw:mirror-vertical="false" draw:type="rectangle" draw:enhanced-path="M 0 0 L 21600 0 21600 21600 0 21600 0 0 Z N"/></draw:custom-shape><draw:custom-shape draw:style-name="gr16" draw:text-style-name="P40" svg:width="4.402cm" svg:height="1.802cm" draw:transform="rotate (1.5707963267949) translate (1.71097222222222cm 5.04295833333333cm)"><text:p text:style-name="P39"><text:span text:style-name="T46">Cod_lider</text:span></text:p><text:p text:style-name="P39"><text:span text:style-name="T47">Nombre</text:span></text:p><draw:enhanced-geometry svg:viewBox="0 0 21600 21600" draw:mirror-horizontal="false" draw:mirror-vertical="false" draw:type="rectangle" draw:enhanced-path="M 0 0 L 21600 0 21600 21600 0 21600 0 0 Z N"/></draw:custom-shape><draw:custom-shape draw:style-name="gr17" draw:text-style-name="P40" svg:width="4.402cm" svg:height="0.999cm" draw:transform="rotate (1.5707963267949) translate (17.2120277777778cm 9.64318055555555cm)"><text:p text:style-name="P39"><text:span text:style-name="T47">Religion</text:span></text:p><draw:enhanced-geometry svg:viewBox="0 0 21600 21600" draw:mirror-horizontal="false" draw:mirror-vertical="false" draw:type="rectangle" draw:enhanced-path="M 0 0 L 21600 0 21600 21600 0 21600 0 0 Z N"/></draw:custom-shape><draw:custom-shape draw:style-name="gr18" draw:text-style-name="P40" svg:width="4.4cm" svg:height="0.999cm" draw:transform="rotate (1.5707963267949) translate (17.2120277777778cm 4.54201388888889cm)"><text:p text:style-name="P39"><text:span text:style-name="T47">Mat_Pri</text:span></text:p><draw:enhanced-geometry svg:viewBox="0 0 21600 21600" draw:mirror-horizontal="false" draw:mirror-vertical="false" draw:type="rectangle" draw:enhanced-path="M 0 0 L 21600 0 21600 21600 0 21600 0 0 Z N"/></draw:custom-shape><draw:custom-shape draw:style-name="gr19" draw:text-style-name="P46" svg:width="4.5cm" svg:height="3.701cm" draw:transform="rotate (1.5707963267949) translate (2.111375cm 26.0430555555556cm)"><text:p text:style-name="P45"><text:span text:style-name="T46"/></text:p><text:p text:style-name="P45"><text:span text:style-name="T46"/></text:p><text:p text:style-name="P45"><text:span text:style-name="T46">Num_divi</text:span></text:p><text:p text:style-name="P45"><text:span text:style-name="T47">Hombres</text:span></text:p><text:p text:style-name="P45"><text:span text:style-name="T47">Bajas</text:span></text:p><text:p text:style-name="P45"><text:span text:style-name="T47"/></text:p><text:p text:style-name="P45"><text:span text:style-name="T47"/></text:p><text:p text:style-name="P45"><text:span text:style-name="T49"/></text:p><draw:enhanced-geometry svg:viewBox="0 0 21600 21600" draw:mirror-horizontal="false" draw:mirror-vertical="false" draw:type="rectangle" draw:enhanced-path="M 0 0 L 21600 0 21600 21600 0 21600 0 0 Z N"/></draw:custom-shape><draw:custom-shape draw:style-name="gr20" draw:text-style-name="P47" xml:id="id21" draw:id="id21" svg:width="4.402cm" svg:height="1.1cm" draw:transform="rotate (1.5707963267949) translate (0.613833333333333cm 5.04295833333333cm)"><text:p text:style-name="P45"><text:span text:style-name="T49">Lider</text:span></text:p><draw:enhanced-geometry svg:viewBox="0 0 21600 21600" draw:mirror-horizontal="false" draw:mirror-vertical="false" draw:type="rectangle" draw:enhanced-path="M 0 0 L 21600 0 21600 21600 0 21600 0 0 Z N"/></draw:custom-shape><draw:custom-shape draw:style-name="gr21" draw:text-style-name="P46" xml:id="id6" draw:id="id6" svg:width="4.4cm" svg:height="2.001cm" draw:transform="rotate (1.5707963267949) translate (11.7104583333333cm 21.542375cm)"><text:p text:style-name="P45"><text:span text:style-name="T46">Cod_org</text:span></text:p><text:p text:style-name="P45"><text:span text:style-name="T47">Nombre</text:span></text:p><text:p text:style-name="P45"><text:span text:style-name="T47">Tipo</text:span></text:p><text:p text:style-name="P45"><text:span text:style-name="T49"/></text:p><draw:enhanced-geometry svg:viewBox="0 0 21600 21600" draw:mirror-horizontal="false" draw:mirror-vertical="false" draw:type="rectangle" draw:enhanced-path="M 0 0 L 21600 0 21600 21600 0 21600 0 0 Z N"/></draw:custom-shape><draw:custom-shape draw:style-name="gr22" draw:text-style-name="P41" xml:id="id18" draw:id="id18" svg:width="4.4cm" svg:height="0.9cm" draw:transform="rotate (1.5707963267949) translate (10.810875cm 21.542375cm)"><text:p text:style-name="P39"><text:span text:style-name="T47">Organizaciones</text:span></text:p><draw:enhanced-geometry svg:viewBox="0 0 21600 21600" draw:mirror-horizontal="false" draw:mirror-vertical="false" draw:type="rectangle" draw:enhanced-path="M 0 0 L 21600 0 21600 21600 0 21600 0 0 Z N"/></draw:custom-shape><draw:custom-shape draw:style-name="gr23" draw:text-style-name="P48" xml:id="id7" draw:id="id7" svg:width="6.501cm" svg:height="1.9cm" draw:transform="rotate (1.5707963267949) translate (9.31056944444444cm 13.3402916666667cm)"><text:p text:style-name="P39"><text:span text:style-name="T47">Media</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24" draw:text-style-name="P49" svg:x1="12.711cm" svg:y1="17.143cm" svg:x2="10.262cm" svg:y2="13.34cm" draw:start-shape="id6" draw:start-glue-point="1" draw:end-shape="id7" draw:end-glue-point="5" svg:d="M12711 17143v-1901h-2449v-1902" svg:viewBox="0 0 2450 3805"><text:p/></draw:connector><draw:connector draw:style-name="gr25" draw:text-style-name="P49" svg:x1="10.262cm" svg:y1="6.842cm" svg:x2="8.262cm" svg:y2="4.043cm" draw:start-shape="id7" draw:start-glue-point="7" draw:end-shape="id4" draw:end-glue-point="3" svg:d="M10262 6842v-1400h-2000v-1399" svg:viewBox="0 0 2002 2801"><text:p/></draw:connector><draw:custom-shape draw:style-name="gr26" draw:text-style-name="P48" xml:id="id9" draw:id="id9" svg:width="3.502cm" svg:height="1.9cm" draw:transform="rotate (1.5707963267949) translate (4.41148611111111cm 10.3434444444444cm)"><text:p text:style-name="P39"><text:span text:style-name="T47">Intervien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27" draw:text-style-name="P49" svg:x1="5.41cm" svg:y1="12.443cm" svg:x2="5.362cm" svg:y2="10.344cm" draw:start-shape="id8" draw:start-glue-point="1" draw:end-shape="id9" draw:end-glue-point="5" svg:d="M5410 12443v-1049h-48v-1050" svg:viewBox="0 0 49 2101"><text:p/></draw:connector><draw:connector draw:style-name="gr28" draw:text-style-name="P49" svg:x1="5.362cm" svg:y1="6.844cm" svg:x2="6.463cm" svg:y2="4.043cm" draw:start-shape="id9" draw:start-glue-point="7" draw:end-shape="id10" draw:end-glue-point="3" svg:d="M5362 6844v-1402h1101v-1399" svg:viewBox="0 0 1102 2803"><text:p/></draw:connector><draw:custom-shape draw:style-name="gr29" draw:text-style-name="P48" xml:id="id12" draw:id="id12" svg:width="4.5cm" svg:height="0.9cm" draw:transform="rotate (1.5707963267949) translate (7.61118055555556cm 10.0912083333333cm)"><text:p text:style-name="P39"><text:span text:style-name="T47">Fecha_F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51" xml:id="id11" draw:id="id11" svg:width="4.25cm" svg:height="0.9cm" draw:transform="rotate (1.5707963267949) translate (7.86341666666667cm 15.0918333333333cm)"><text:p text:style-name="P50"><text:span text:style-name="T46">Fecha_In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51" xml:id="id13" draw:id="id13" svg:width="4.25cm" svg:height="0.9cm" draw:transform="rotate (1.5707963267949) translate (2.71109722222222cm 12.3419305555556cm)"><text:p text:style-name="P50"><text:span text:style-name="T46">Fecha_In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48" xml:id="id14" draw:id="id14" svg:width="4.151cm" svg:height="0.9cm" draw:transform="rotate (1.5707963267949) translate (3.86115277777778cm 7.493cm)"><text:p text:style-name="P39"><text:span text:style-name="T47">Fecha_F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3" draw:text-style-name="P44" draw:type="line" svg:x1="8.763cm" svg:y1="12.968cm" svg:x2="9.312cm" svg:y2="10.093cm" draw:start-shape="id11" draw:start-glue-point="8" draw:end-shape="id7" draw:end-glue-point="4" svg:d="M8763 12968l549-2875" svg:viewBox="0 0 550 2877"><text:p/></draw:connector><draw:connector draw:style-name="gr34" draw:text-style-name="P44" draw:type="line" svg:x1="8.511cm" svg:y1="7.842cm" svg:x2="9.312cm" svg:y2="10.093cm" draw:start-shape="id12" draw:start-glue-point="8" draw:end-shape="id7" draw:end-glue-point="4" svg:d="M8511 7842l801 2251" svg:viewBox="0 0 803 2252"><text:p/></draw:connector><draw:connector draw:style-name="gr35" draw:text-style-name="P44" draw:type="line" svg:x1="3.61cm" svg:y1="10.219cm" svg:x2="4.41cm" svg:y2="8.596cm" draw:start-shape="id13" draw:start-glue-point="8" draw:end-shape="id9" draw:end-glue-point="4" svg:d="M3610 10219l800-1623" svg:viewBox="0 0 803 1625"><text:p/></draw:connector><draw:connector draw:style-name="gr36" draw:text-style-name="P44" draw:type="line" svg:x1="4.632cm" svg:y1="6.888cm" svg:x2="4.411cm" svg:y2="8.595cm" draw:start-shape="id14" draw:start-glue-point="7" draw:end-shape="id9" draw:end-glue-point="4" svg:d="M4632 6888l-221 1707" svg:viewBox="0 0 222 1709"><text:p/></draw:connector><draw:custom-shape draw:style-name="gr37" draw:text-style-name="P44" xml:id="id15" draw:id="id15" svg:width="4.901cm" svg:height="5.301cm" draw:transform="rotate (1.5707963267949) translate (0.710847222222222cm 26.2431388888889cm)"><text:p/><draw:enhanced-geometry svg:viewBox="0 0 21600 21600" draw:mirror-horizontal="false" draw:mirror-vertical="false" draw:type="rectangle" draw:enhanced-path="M 0 0 L 21600 0 21600 21600 0 21600 0 0 Z N"/></draw:custom-shape><draw:custom-shape draw:style-name="gr38" draw:text-style-name="P48" svg:width="3.751cm" svg:height="1.301cm" draw:transform="rotate (1.5707963267949) translate (7.112cm 21.8422361111111cm)"><text:p text:style-name="P39"><text:span text:style-name="T47">Tien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39" draw:text-style-name="P44" xml:id="id16" draw:id="id16" svg:width="4.65cm" svg:height="2.2cm" draw:transform="skewX (0.0305432619099008) rotate (1.60151412163) translate (6.62945833333333cm 22.24087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40" draw:text-style-name="P49" svg:x1="6.011cm" svg:y1="23.793cm" svg:x2="7.731cm" svg:y2="22.241cm" draw:start-shape="id15" draw:start-glue-point="2" draw:end-shape="id16" draw:end-glue-point="5" svg:d="M6011 23793h1720v-1552" svg:viewBox="0 0 1722 1554"><text:p/></draw:connector><draw:connector draw:style-name="gr41" draw:text-style-name="P49" svg:x1="7.587cm" svg:y1="17.595cm" svg:x2="6.51cm" svg:y2="14.644cm" draw:start-shape="id16" draw:start-glue-point="7" draw:end-shape="id8" svg:d="M7587 17595v-2951h-1077" svg:viewBox="0 0 1080 2953"><text:p/></draw:connector><draw:custom-shape draw:style-name="gr42" draw:text-style-name="P48" xml:id="id17" draw:id="id17" svg:width="4.5cm" svg:height="2.102cm" draw:transform="rotate (1.5707963267949) translate (11.6610694444444cm 26.3419166666667cm)"><text:p text:style-name="P39"><text:span text:style-name="T47">Depen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43" draw:text-style-name="P49" svg:x1="13.761cm" svg:y1="24.095cm" svg:x2="13.71cm" svg:y2="19.343cm" draw:start-shape="id17" draw:start-glue-point="6" draw:end-shape="id6" draw:end-glue-point="2" svg:d="M13761 24095h501v-4752h-552" svg:viewBox="0 0 554 4754"><text:p/></draw:connector><draw:connector draw:style-name="gr44" draw:text-style-name="P49" svg:x1="11.66cm" svg:y1="24.096cm" svg:x2="11.26cm" svg:y2="21.543cm" draw:start-shape="id17" draw:start-glue-point="4" draw:end-shape="id18" draw:end-glue-point="3" svg:d="M11660 24096h-400v-2553" svg:viewBox="0 0 402 2554"><text:p/></draw:connector><draw:custom-shape draw:style-name="gr45" draw:text-style-name="P48" xml:id="id19" draw:id="id19" svg:width="3.901cm" svg:height="1.502cm" draw:transform="rotate (1.5707963267949) translate (0.710847222222222cm 12.3419305555556cm)"><text:p text:style-name="P39"><text:span text:style-name="T47">Lidera</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46" draw:text-style-name="P49" svg:x1="1.46cm" svg:y1="12.342cm" svg:x2="3.511cm" svg:y2="14.642cm" draw:start-shape="id19" draw:start-glue-point="5" draw:end-shape="id20" draw:end-glue-point="0" svg:d="M1460 12342v2300h2051" svg:viewBox="0 0 2053 2302"><text:p/></draw:connector><draw:connector draw:style-name="gr47" draw:text-style-name="P49" svg:x1="1.461cm" svg:y1="8.444cm" svg:x2="1.162cm" svg:y2="5.043cm" draw:start-shape="id19" draw:start-glue-point="7" draw:end-shape="id21" draw:end-glue-point="3" svg:d="M1461 8444v-1702h-299v-1699" svg:viewBox="0 0 300 3403"><text:p/></draw:connector><draw:path draw:style-name="gr48" draw:text-style-name="P52" svg:width="0.9cm" svg:height="0.893cm" draw:transform="rotate (1.5707963267949) translate (14.8115209532511cm 9.04253316600027cm)" svg:viewBox="0 0 901 894" svg:d="M349 0c-302 138-637 1008 74 882l367-37h111"><text:p/></draw:path><draw:polyline draw:style-name="gr49" draw:text-style-name="P52" svg:width="0.881cm" svg:height="0.513cm" draw:transform="rotate (1.5707963267949) translate (15.6115209532511cm 6.72453316600026cm)" svg:viewBox="0 0 882 514" draw:points="0,0 220,367 588,514 882,294"><text:p/></draw:polyline><draw:path draw:style-name="gr50" draw:text-style-name="P52" svg:width="0.995cm" svg:height="1.102cm" draw:transform="rotate (1.5707963267949) translate (14.985520953251cm 3.85053316600025cm)" svg:viewBox="0 0 996 1103" svg:d="M882 0c33 365 313 844-147 1103h-367l-368-74"><text:p/></draw:path><draw:frame draw:style-name="gr51" draw:text-style-name="P54" svg:width="0.909cm" svg:height="0.886cm" draw:transform="rotate (1.5707963267949) translate (11.9105416666667cm 17.2518333333333cm)"><draw:text-box><text:p text:style-name="P53"><text:span text:style-name="T50">N</text:span></text:p></draw:text-box></draw:frame><draw:frame draw:style-name="gr52" draw:text-style-name="P54" svg:width="0.907cm" svg:height="0.886cm" draw:transform="rotate (1.5707963267949) translate (7.38011111111111cm 4.841875cm)"><draw:text-box><text:p text:style-name="P53"><text:span text:style-name="T50">N</text:span></text:p></draw:text-box></draw:frame><draw:frame draw:style-name="gr53" draw:text-style-name="P54" svg:width="0.907cm" svg:height="0.886cm" draw:transform="rotate (1.5707963267949) translate (5.61093055555556cm 4.841875cm)"><draw:text-box><text:p text:style-name="P53"><text:span text:style-name="T50">N</text:span></text:p></draw:text-box></draw:frame><draw:frame draw:style-name="gr54" draw:text-style-name="P54" svg:width="0.909cm" svg:height="0.886cm" draw:transform="rotate (1.5707963267949) translate (4.51202777777778cm 12.5430138888889cm)"><draw:text-box><text:p text:style-name="P53"><text:span text:style-name="T50">N</text:span></text:p></draw:text-box></draw:frame><draw:frame draw:style-name="gr55" draw:text-style-name="P54" svg:width="0.909cm" svg:height="0.886cm" draw:transform="rotate (1.5707963267949) translate (1.11125cm 5.95136111111111cm)"><draw:text-box><text:p text:style-name="P53"><text:span text:style-name="T50">N</text:span></text:p></draw:text-box></draw:frame><draw:frame draw:style-name="gr56" draw:text-style-name="P54" svg:width="0.909cm" svg:height="0.886cm" draw:transform="rotate (1.5707963267949) translate (6.01133333333333cm 24.6432916666667cm)"><draw:text-box><text:p text:style-name="P53"><text:span text:style-name="T50">N</text:span></text:p></draw:text-box></draw:frame><draw:frame draw:style-name="gr57" draw:text-style-name="P54" svg:width="0.909cm" svg:height="0.886cm" draw:transform="rotate (1.5707963267949) translate (13.7301111111111cm 19.2422638888889cm)"><draw:text-box><text:p text:style-name="P53"><text:span text:style-name="T50">N</text:span></text:p></draw:text-box></draw:frame><draw:frame draw:style-name="gr58" draw:text-style-name="P55" svg:width="0.862cm" svg:height="0.964cm" draw:transform="rotate (1.5707963267949) translate (2.64936111111111cm 14.6420416666667cm)"><draw:text-box><text:p text:style-name="P53"><text:span text:style-name="T48">1</text:span></text:p></draw:text-box></draw:frame><draw:frame draw:style-name="gr59" draw:text-style-name="P55" svg:width="0.862cm" svg:height="0.964cm" draw:transform="rotate (1.5707963267949) translate (6.29884722222222cm 15.3423055555556cm)"><draw:text-box><text:p text:style-name="P53"><text:span text:style-name="T48">1</text:span></text:p></draw:text-box></draw:frame><draw:frame draw:style-name="gr60" draw:text-style-name="P55" svg:width="0.863cm" svg:height="0.964cm" draw:transform="rotate (1.5707963267949) translate (10.3106944444444cm 22.3661111111111cm)"><draw:text-box><text:p text:style-name="P53"><text:span text:style-name="T48">1</text:span></text:p></draw:text-box></draw:frame><draw:frame draw:style-name="gr61" draw:text-style-name="P56" svg:width="2.601cm" svg:height="0.807cm" draw:transform="rotate (1.5707963267949) translate (14.5062222222222cm 23.8424861111111cm)"><draw:text-box><text:p text:style-name="P53"><text:span text:style-name="T47">Depende</text:span></text:p></draw:text-box></draw:frame><draw:frame draw:style-name="gr62" draw:text-style-name="P56" svg:width="2.204cm" svg:height="0.807cm" draw:transform="rotate (1.5707963267949) translate (11.2059861111111cm 23.5920138888889cm)"><draw:text-box><text:p text:style-name="P53"><text:span text:style-name="T47">Domina</text:span></text:p></draw:text-box></draw:frame><draw:custom-shape draw:style-name="gr63" draw:text-style-name="P40" xml:id="id22" draw:id="id22" svg:width="4.5cm" svg:height="0.9cm" draw:transform="rotate (1.5707963267949) translate (12.3119444444444cm 13.3430555555556cm)"><text:p text:style-name="P39"><text:span text:style-name="T47">Num_P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4" draw:text-style-name="P52" draw:type="line" svg:x1="11.211cm" svg:y1="10.093cm" svg:x2="12.314cm" svg:y2="11.093cm" draw:start-shape="id7" draw:start-glue-point="6" draw:end-shape="id22" draw:end-glue-point="4" svg:d="M11211 10093l1103 1000" svg:viewBox="0 0 1104 1002"><text:p/></draw:connector><draw:line draw:style-name="gr65" draw:text-style-name="P58" svg:x1="7.012cm" svg:y1="20.743cm" svg:x2="7.012cm" svg:y2="18.993cm"><text:p text:style-name="P57"><text:span text:style-name="T48">ID</text:span></text:p></draw:line><draw:frame draw:style-name="gr66" draw:text-style-name="P54" svg:width="1.879cm" svg:height="0.886cm" draw:transform="rotate (1.5707963267949) translate (6.13127777777778cm 23.7207777777778cm)"><draw:text-box><text:p text:style-name="P53"><text:span text:style-name="T50">(1,1)</text:span></text:p></draw:text-box></draw:frame><draw:frame draw:style-name="gr67" draw:text-style-name="P54" svg:width="1.773cm" svg:height="0.886cm" draw:transform="rotate (1.5707963267949) translate (6.52991666666667cm 14.5432638888889cm)"><draw:text-box><text:p text:style-name="P53"><text:span text:style-name="T50">(1,N)</text:span></text:p></draw:text-box></draw:frame><draw:frame draw:style-name="gr68" draw:text-style-name="P54" svg:width="1.773cm" svg:height="0.886cm" draw:transform="rotate (1.5707963267949) translate (2.62995833333333cm 16.2930416666667cm)"><draw:text-box><text:p text:style-name="P53"><text:span text:style-name="T50">(1,N)</text:span></text:p></draw:text-box></draw:frame><draw:frame draw:style-name="gr69" draw:text-style-name="P54" svg:width="1.687cm" svg:height="0.886cm" draw:transform="rotate (1.5707963267949) translate (0.379236111111111cm 6.87034722222222cm)"><draw:text-box><text:p text:style-name="P53"><text:span text:style-name="T50">(1,1)</text:span></text:p></draw:text-box></draw:frame><draw:frame draw:style-name="gr70" draw:text-style-name="P54" svg:width="1.391cm" svg:height="0.888cm" draw:transform="rotate (1.5707963267949) translate (5.51038888888889cm 12.3419305555556cm)"><draw:text-box><text:p text:style-name="P53"><text:span text:style-name="T50">0,N</text:span></text:p></draw:text-box></draw:frame><draw:frame draw:style-name="gr71" draw:text-style-name="P54" svg:width="1.773cm" svg:height="0.888cm" draw:transform="rotate (1.5707963267949) translate (6.50951388888889cm 5.67090277777778cm)"><draw:text-box><text:p text:style-name="P53"><text:span text:style-name="T50">(1,N)</text:span></text:p></draw:text-box></draw:frame><draw:frame draw:style-name="gr72" draw:text-style-name="P54" svg:width="1.772cm" svg:height="1.505cm" draw:transform="rotate (1.5707963267949) translate (12.8287638888889cm 17.0920833333333cm)"><draw:text-box><text:p text:style-name="P53"><text:span text:style-name="T50">(0,N)</text:span></text:p></draw:text-box></draw:frame><draw:frame draw:style-name="gr73" draw:text-style-name="P54" svg:width="1.392cm" svg:height="0.886cm" draw:transform="rotate (1.5707963267949) translate (8.26205555555556cm 5.34281944444444cm)"><draw:text-box><text:p text:style-name="P53"><text:span text:style-name="T50">0,N</text:span></text:p></draw:text-box></draw:frame><draw:frame draw:style-name="gr74" draw:text-style-name="P54" svg:width="1.689cm" svg:height="0.886cm" draw:transform="rotate (1.5707963267949) translate (14.3792222222222cm 20.5916388888889cm)"><draw:text-box><text:p text:style-name="P53"><text:span text:style-name="T50">(0,1)</text:span></text:p></draw:text-box></draw:frame><draw:frame draw:style-name="gr75" draw:text-style-name="P54" svg:width="1.773cm" svg:height="0.886cm" draw:transform="rotate (1.5707963267949) translate (10.2111527777778cm 23.97125cm)"><draw:text-box><text:p text:style-name="P53"><text:span text:style-name="T50">(0,N)</text:span></text:p></draw:text-box></draw:frame></draw:g><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36"><text:span text:style-name="T44">4.- Dado el siguiente script del Transac SQL de creacion de las tablas del ejerciciode Mazaricos Software,</text:span></text:p>
      <text:p text:style-name="P14">algún desalmado nos ha metido errores. Encuentra los errores que veas y dinos que habría que hacer para solucionarlo. <text:span text:style-name="T42">Hay 8 errores y solo son sobre lo que veis ahi. <text:s text:c="3"/></text:span><text:span text:style-name="T45">1</text:span></text:p>
      <text:p text:style-name="P27"><text:span text:style-name="T39">– </text:span><text:span text:style-name="T40">Creacion de Tablas</text:span></text:p>
      <text:p text:style-name="P28"/>
      <text:p text:style-name="P27"><text:span text:style-name="T39">CREATE</text:span><text:span text:style-name="T37"> </text:span><text:span text:style-name="T39">TABLE</text:span><text:span text:style-name="T37"> DEPARTAMENTO</text:span><text:span text:style-name="T39"> </text:span><text:span text:style-name="T38">(</text:span></text:p>
      <text:p text:style-name="P27"><text:span text:style-name="T37"><text:tab/><text:tab/>Cod_Dept<text:tab/></text:span><text:span text:style-name="T39">CHAR</text:span><text:span text:style-name="T38">(</text:span><text:span text:style-name="T37">2</text:span><text:span text:style-name="T38">)</text:span><text:span text:style-name="T37"> <text:tab/> </text:span><text:span text:style-name="T38">NOT</text:span><text:span text:style-name="T37"> </text:span><text:span text:style-name="T38">NULL,</text:span></text:p>
      <text:p text:style-name="P27"><text:span text:style-name="T37"><text:tab/><text:tab/>Nome_Dept<text:tab/></text:span><text:span text:style-name="T39">VARCHAR</text:span><text:span text:style-name="T38">(</text:span><text:span text:style-name="T37">20</text:span><text:span text:style-name="T38">)</text:span><text:span text:style-name="T37"> <text:s text:c="3"/></text:span><text:span text:style-name="T38">NOT</text:span><text:span text:style-name="T37"> </text:span><text:span text:style-name="T38">NULL,</text:span></text:p>
      <text:p text:style-name="P27"><text:span text:style-name="T37"><text:tab/><text:tab/></text:span><text:span text:style-name="T39">CONSTRAINT</text:span><text:span text:style-name="T37"> PKDEPARTAMENTO </text:span><text:span text:style-name="T39">PRIMARY</text:span><text:span text:style-name="T37"> </text:span><text:span text:style-name="T39">KEY </text:span><text:span text:style-name="T38">(</text:span><text:span text:style-name="T37">Cod_Dept</text:span><text:span text:style-name="T38">)</text:span></text:p>
      <text:p text:style-name="P27"><text:span text:style-name="T37"><text:tab/></text:span><text:span text:style-name="T38">);</text:span></text:p>
      <text:p text:style-name="P26"><text:tab/></text:p>
      <text:p text:style-name="P27"><text:span text:style-name="T39">CREATE</text:span><text:span text:style-name="T37"> </text:span><text:span text:style-name="T39">TABLE</text:span><text:span text:style-name="T37"> EMPLEADO</text:span><text:span text:style-name="T39"> </text:span><text:span text:style-name="T38">(</text:span></text:p>
      <text:p text:style-name="P27"><text:span text:style-name="T37"><text:tab/>DNI<text:tab/><text:tab/> </text:span><text:span text:style-name="T39">CHAR</text:span><text:span text:style-name="T38">(</text:span><text:span text:style-name="T37">9</text:span><text:span text:style-name="T38">)</text:span><text:span text:style-name="T37"> </text:span><text:span text:style-name="T38">,</text:span></text:p>
      <text:p text:style-name="P27"><text:span text:style-name="T37"><text:tab/>NSS<text:tab/><text:tab/> </text:span><text:span text:style-name="T39">VARCHAR</text:span><text:span text:style-name="T38">(</text:span><text:span text:style-name="T37">15</text:span><text:span text:style-name="T38">)</text:span><text:span text:style-name="T37"> </text:span><text:span text:style-name="T38">NOT</text:span><text:span text:style-name="T37"> </text:span><text:span text:style-name="T38">NULL,</text:span></text:p>
      <text:p text:style-name="P27"><text:span text:style-name="T37"><text:tab/>Nome_Empreg <text:s text:c="3"/></text:span><text:span text:style-name="T39">VARCHAR</text:span><text:span text:style-name="T38">(</text:span><text:span text:style-name="T37">30</text:span><text:span text:style-name="T38">)</text:span><text:span text:style-name="T37"> </text:span><text:span text:style-name="T38">NOT</text:span><text:span text:style-name="T37"> </text:span><text:span text:style-name="T38">NULL,</text:span></text:p>
      <text:p text:style-name="P27"><text:span text:style-name="T37"><text:tab/>Enderezo<text:tab/> </text:span><text:span text:style-name="T39">VARCHAR</text:span><text:span text:style-name="T38">(</text:span><text:span text:style-name="T37">100</text:span><text:span text:style-name="T38">),</text:span></text:p>
      <text:p text:style-name="P27"><text:span text:style-name="T37"><text:tab/>Telefono<text:tab/> </text:span><text:span text:style-name="T39">INT</text:span><text:span text:style-name="T38">,</text:span></text:p>
      <text:p text:style-name="P27"><text:span text:style-name="T37"><text:tab/>Horas_Extr <text:s text:c="4"/></text:span><text:span text:style-name="T39">SMALLINT</text:span><text:span text:style-name="T38">,</text:span></text:p>
      <text:p text:style-name="P27"><text:span text:style-name="T37"><text:tab/>Cod_Dept <text:s text:c="6"/></text:span><text:span text:style-name="T39">CHAR</text:span><text:span text:style-name="T38">(</text:span><text:span text:style-name="T37">2</text:span><text:span text:style-name="T38">)</text:span><text:span text:style-name="T37"> </text:span><text:span text:style-name="T38">NOT</text:span><text:span text:style-name="T37"> </text:span><text:span text:style-name="T38">NULL,</text:span></text:p>
      <text:p text:style-name="P27"><text:span text:style-name="T37"><text:tab/>Cod_Cat <text:s text:c="7"/></text:span><text:span text:style-name="T39">CHAR</text:span><text:span text:style-name="T38">(</text:span><text:span text:style-name="T37">2</text:span><text:span text:style-name="T38">)</text:span><text:span text:style-name="T37"> </text:span><text:span text:style-name="T38">NOT</text:span><text:span text:style-name="T37"> </text:span><text:span text:style-name="T38">NULL</text:span></text:p>
      <text:p text:style-name="P27"><text:span text:style-name="T37"><text:tab/></text:span><text:span text:style-name="T39">CONSTRAINT</text:span><text:span text:style-name="T37"> PKEMPLEADO </text:span><text:span text:style-name="T39">PRIMARY</text:span><text:span text:style-name="T37"> </text:span><text:span text:style-name="T39">KEY </text:span><text:span text:style-name="T38">(</text:span><text:span text:style-name="T37">DNI</text:span><text:span text:style-name="T38">)</text:span></text:p>
      <text:p text:style-name="P27"><text:span text:style-name="T37"><text:tab/></text:span><text:span text:style-name="T39">CONSTRAINT</text:span><text:span text:style-name="T37"> FKCDEPA </text:span><text:span text:style-name="T39">FOREIGN</text:span><text:span text:style-name="T37"> </text:span><text:span text:style-name="T39">KEY </text:span><text:span text:style-name="T38">(</text:span><text:span text:style-name="T37">Cod_Dept</text:span><text:span text:style-name="T38">)</text:span><text:span text:style-name="T37"> </text:span><text:span text:style-name="T39">REFERENCES</text:span><text:span text:style-name="T37"> Departamento</text:span><text:span text:style-name="T38">(</text:span><text:span text:style-name="T37">Cod_Dept</text:span><text:span text:style-name="T38">)</text:span><text:span text:style-name="T37"> </text:span></text:p>
      <text:p text:style-name="P27"><text:span text:style-name="T37"><text:tab/></text:span><text:span text:style-name="T39">CONSTRAINT</text:span><text:span text:style-name="T37"> FKCCATE </text:span><text:span text:style-name="T39">FOREIGN</text:span><text:span text:style-name="T37"> </text:span><text:span text:style-name="T39">KEY </text:span><text:span text:style-name="T38">(</text:span><text:span text:style-name="T37">Cod_Cat</text:span><text:span text:style-name="T38">)</text:span><text:span text:style-name="T37"> </text:span><text:span text:style-name="T39">REFERENCES</text:span><text:span text:style-name="T37"> Categoria</text:span><text:span text:style-name="T38">(</text:span><text:span text:style-name="T37">Cod_Cat</text:span><text:span text:style-name="T38">)</text:span><text:span text:style-name="T37"> </text:span></text:p>
      <text:p text:style-name="P27"><text:span text:style-name="T38">);</text:span><text:span text:style-name="T37"> </text:span></text:p>
      <text:p text:style-name="P26"/>
      <text:p text:style-name="P27"><text:span text:style-name="T39">CREATE</text:span><text:span text:style-name="T37"> </text:span><text:span text:style-name="T39">TABLE</text:span><text:span text:style-name="T37"> CATEGORIA</text:span><text:span text:style-name="T39"> </text:span><text:span text:style-name="T38">(</text:span></text:p>
      <text:p text:style-name="P27"><text:span text:style-name="T37"><text:tab/><text:tab/>Cod_Cat<text:tab/></text:span><text:span text:style-name="T39">CHAR</text:span><text:span text:style-name="T38">(</text:span><text:span text:style-name="T37">2</text:span><text:span text:style-name="T38">)</text:span><text:span text:style-name="T37"> </text:span><text:span text:style-name="T38">NOT</text:span><text:span text:style-name="T37"> </text:span><text:span text:style-name="T38">NULL,</text:span></text:p>
      <text:p text:style-name="P27"><text:span text:style-name="T37"><text:tab/><text:tab/>Nome_Cat<text:tab/></text:span><text:span text:style-name="T39">VARCHAR</text:span><text:span text:style-name="T38">(</text:span><text:span text:style-name="T37">30</text:span><text:span text:style-name="T38">)</text:span><text:span text:style-name="T37"> </text:span><text:span text:style-name="T38">NOT</text:span><text:span text:style-name="T37"> </text:span><text:span text:style-name="T38">NULL,</text:span></text:p>
      <text:p text:style-name="P27"><text:span text:style-name="T37"><text:tab/><text:tab/>Soldo<text:tab/><text:tab/></text:span><text:span text:style-name="T39">DECIMAL</text:span><text:span text:style-name="T37"> </text:span><text:span text:style-name="T38">NOT</text:span><text:span text:style-name="T37"> </text:span><text:span text:style-name="T38">NULL,</text:span><text:span text:style-name="T37"> <text:s text:c="11"/></text:span></text:p>
      <text:p text:style-name="P27"><text:span text:style-name="T37"><text:tab/><text:tab/>Desconto<text:tab/></text:span><text:span text:style-name="T39">FLOAT</text:span><text:span text:style-name="T37"> </text:span><text:span text:style-name="T38">NOT</text:span><text:span text:style-name="T37"> </text:span><text:span text:style-name="T38">NULL</text:span><text:span text:style-name="T37"> </text:span><text:span text:style-name="T39">CONSTRAINT</text:span><text:span text:style-name="T37"> CHKDESCONTO </text:span><text:span text:style-name="T39">CHECK</text:span><text:span text:style-name="T38">(</text:span><text:span text:style-name="T37">Desconto </text:span><text:span text:style-name="T38">&lt;=</text:span><text:span text:style-name="T37"> 25</text:span><text:span text:style-name="T38">),</text:span></text:p>
      <text:p text:style-name="P27"><text:span text:style-name="T37"><text:tab/><text:tab/>SReal </text:span><text:span text:style-name="T39">AS </text:span><text:span text:style-name="T38">(</text:span><text:span text:style-name="T37">Soldo </text:span><text:span text:style-name="T38">-</text:span><text:span text:style-name="T39"> </text:span><text:span text:style-name="T38">(</text:span><text:span text:style-name="T37">Soldo</text:span><text:span text:style-name="T38">*</text:span><text:span text:style-name="T37">Desconto</text:span><text:span text:style-name="T38">/</text:span><text:span text:style-name="T37">100</text:span><text:span text:style-name="T38">))</text:span><text:span text:style-name="T37"> <text:s/></text:span><text:span text:style-name="T39">decimal</text:span><text:span text:style-name="T38">(</text:span><text:span text:style-name="T37">10</text:span><text:span text:style-name="T38">,</text:span><text:span text:style-name="T37">2</text:span><text:span text:style-name="T38">),</text:span></text:p>
      <text:p text:style-name="P27"><text:span text:style-name="T37"><text:tab/><text:tab/>Prezo_H_Extr </text:span><text:span text:style-name="T39">SMALLMONEY</text:span><text:span text:style-name="T37"> </text:span><text:span text:style-name="T39">CONSTRAINT</text:span><text:span text:style-name="T37"> CHKH_EXTRA </text:span><text:span text:style-name="T39">CHECK </text:span><text:span text:style-name="T38">(</text:span><text:span text:style-name="T37">Prezo_H_Extr </text:span><text:span text:style-name="T38">&lt;=</text:span><text:span text:style-name="T37"> 90</text:span><text:span text:style-name="T38">)</text:span></text:p>
      <text:p text:style-name="P27"><text:span text:style-name="T37"><text:tab/><text:tab/></text:span><text:span text:style-name="T39">CONSTRAINT</text:span><text:span text:style-name="T37"> PKCAT </text:span><text:span text:style-name="T39">PRIMARY</text:span><text:span text:style-name="T37"> </text:span><text:span text:style-name="T39">KEY </text:span><text:span text:style-name="T38">(</text:span><text:span text:style-name="T37">Cod_Cat</text:span><text:span text:style-name="T38">)</text:span></text:p>
      <text:p text:style-name="P27"><text:span text:style-name="T37"><text:tab/><text:tab/></text:span><text:span text:style-name="T38">);</text:span><text:span text:style-name="T37"><text:tab/><text:tab/></text:span></text:p>
      <text:p text:style-name="P26"/>
      <text:p text:style-name="P27"><text:span text:style-name="T39">CREATE</text:span><text:span text:style-name="T37"> </text:span><text:span text:style-name="T39">TABLE</text:span><text:span text:style-name="T37"> CLIENTE</text:span><text:span text:style-name="T39"> </text:span><text:span text:style-name="T38">(</text:span></text:p>
      <text:p text:style-name="P27"><text:span text:style-name="T37"><text:tab/><text:tab/>CIF<text:tab/><text:tab/><text:tab/></text:span><text:span text:style-name="T39">CHAR</text:span><text:span text:style-name="T38">(</text:span><text:span text:style-name="T37">9</text:span><text:span text:style-name="T38">)</text:span><text:span text:style-name="T37"> </text:span><text:span text:style-name="T38">NOT</text:span><text:span text:style-name="T37"> </text:span><text:span text:style-name="T38">NULL</text:span><text:span text:style-name="T37"> </text:span><text:span text:style-name="T39">CONSTRAINT</text:span><text:span text:style-name="T37"> PKCIF </text:span><text:span text:style-name="T39">PRIMARY</text:span><text:span text:style-name="T37"> </text:span><text:span text:style-name="T39">KEY</text:span><text:span text:style-name="T38">,</text:span></text:p>
      <text:p text:style-name="P27"><text:span text:style-name="T37"><text:tab/><text:tab/>Nome<text:tab/><text:tab/><text:tab/></text:span><text:span text:style-name="T39">VARCHAR</text:span><text:span text:style-name="T38">(</text:span><text:span text:style-name="T37">20</text:span><text:span text:style-name="T38">)</text:span><text:span text:style-name="T37"> </text:span><text:span text:style-name="T38">NOT</text:span><text:span text:style-name="T37"> </text:span><text:span text:style-name="T38">NULL,</text:span><text:span text:style-name="T37"> </text:span></text:p>
      <text:p text:style-name="P27"><text:span text:style-name="T37"><text:tab/><text:tab/>Apellidos<text:tab/><text:tab/></text:span><text:span text:style-name="T39">VARCHAR</text:span><text:span text:style-name="T38">(</text:span><text:span text:style-name="T37">20</text:span><text:span text:style-name="T38">)</text:span><text:span text:style-name="T37"> </text:span><text:span text:style-name="T38">NOT</text:span><text:span text:style-name="T37"> </text:span><text:span text:style-name="T38">NULL,</text:span><text:span text:style-name="T37"> </text:span></text:p>
      <text:p text:style-name="P27"><text:span text:style-name="T37"><text:tab/><text:tab/>NombreCompleto </text:span><text:span text:style-name="T39">AS</text:span><text:span text:style-name="T37"> <text:s text:c="2"/></text:span><text:span text:style-name="T39">CONCAT</text:span><text:span text:style-name="T38">(</text:span><text:span text:style-name="T37">Nome</text:span><text:span text:style-name="T38">,</text:span><text:span text:style-name="T37"> Apellidos</text:span><text:span text:style-name="T38">),</text:span></text:p>
      <text:p text:style-name="P27"><text:span text:style-name="T37"><text:tab/><text:tab/>Enderezo<text:tab/><text:tab/></text:span><text:span text:style-name="T39">VARCHAR</text:span><text:span text:style-name="T38">(</text:span><text:span text:style-name="T37">100</text:span><text:span text:style-name="T38">)</text:span><text:span text:style-name="T37"> SPARSE</text:span><text:span text:style-name="T38">,</text:span></text:p>
      <text:p text:style-name="P27"><text:span text:style-name="T37"><text:tab/><text:tab/>Telefono<text:tab/><text:tab/></text:span><text:span text:style-name="T39">CHAR</text:span><text:span text:style-name="T38">(</text:span><text:span text:style-name="T37">9</text:span><text:span text:style-name="T38">),</text:span></text:p>
      <text:p text:style-name="P27"><text:span text:style-name="T37"><text:tab/><text:tab/>fecha_nac<text:tab/><text:tab/></text:span><text:span text:style-name="T39">DATE</text:span><text:span text:style-name="T40">TIME</text:span></text:p>
      <text:p text:style-name="P27"><text:span text:style-name="T37"><text:tab/><text:tab/></text:span><text:span text:style-name="T38">);</text:span></text:p>
      <text:p text:style-name="P26"><text:tab/><text:tab/><text:tab/></text:p>
      <text:p text:style-name="P27"><text:span text:style-name="T39">CREATE</text:span><text:span text:style-name="T37"> </text:span><text:span text:style-name="T39">TABLE</text:span><text:span text:style-name="T37"> APLICACION</text:span><text:span text:style-name="T39"> </text:span><text:span text:style-name="T38">(</text:span></text:p>
      <text:p text:style-name="P27"><text:span text:style-name="T37"><text:tab/><text:tab/>Cod_Aplic <text:s text:c="2"/></text:span><text:span text:style-name="T39">CHAR</text:span><text:span text:style-name="T38">(</text:span><text:span text:style-name="T37">4</text:span><text:span text:style-name="T38">)</text:span><text:span text:style-name="T37"><text:tab/><text:tab/></text:span><text:span text:style-name="T38">NOT</text:span><text:span text:style-name="T37"> </text:span><text:span text:style-name="T38">NULL,</text:span></text:p>
      <text:p text:style-name="P27"><text:span text:style-name="T37"><text:tab/><text:tab/>Nome_Aplic <text:s/></text:span><text:span text:style-name="T39">VARCHAR</text:span><text:span text:style-name="T38">(</text:span><text:span text:style-name="T37">30</text:span><text:span text:style-name="T38">)</text:span><text:span text:style-name="T37"> <text:tab/></text:span><text:span text:style-name="T38">NOT</text:span><text:span text:style-name="T37"> </text:span><text:span text:style-name="T38">NULL,</text:span></text:p>
      <text:p text:style-name="P27"><text:span text:style-name="T37"><text:tab/><text:tab/>CIF<text:tab/> <text:s text:c="4"/></text:span><text:span text:style-name="T39">CHAR</text:span><text:span text:style-name="T38">(</text:span><text:span text:style-name="T37">9</text:span><text:span text:style-name="T38">)</text:span><text:span text:style-name="T37"><text:tab/></text:span><text:span text:style-name="T38">NOT</text:span><text:span text:style-name="T37"> </text:span><text:span text:style-name="T38">NULL</text:span><text:span text:style-name="T37"> </text:span><text:span text:style-name="T39">CONSTRAINT</text:span><text:span text:style-name="T37"> DFCIF </text:span><text:span text:style-name="T39">default</text:span><text:span text:style-name="T37"> </text:span><text:span text:style-name="T41">'XXXXXXXXXXX'</text:span><text:span text:style-name="T38">,</text:span></text:p>
      <text:p text:style-name="P27"><text:span text:style-name="T37"><text:tab/><text:tab/></text:span><text:span text:style-name="T39">CONSTRAINT</text:span><text:span text:style-name="T37"> PKAPLIC </text:span><text:span text:style-name="T39">PRIMARY</text:span><text:span text:style-name="T37"> </text:span><text:span text:style-name="T39">KEY </text:span><text:span text:style-name="T38">(</text:span><text:span text:style-name="T37">Cod_Aplic</text:span><text:span text:style-name="T38">),</text:span></text:p>
      <text:p text:style-name="P27"><text:span text:style-name="T37"><text:tab/><text:tab/></text:span><text:span text:style-name="T39">CONSTRAINT</text:span><text:span text:style-name="T37"> FKCIF </text:span><text:span text:style-name="T39">FOREIGN</text:span><text:span text:style-name="T37"> </text:span><text:span text:style-name="T39">KEY </text:span><text:span text:style-name="T38">(</text:span><text:span text:style-name="T37">CIF</text:span><text:span text:style-name="T38">)</text:span><text:span text:style-name="T37"> </text:span><text:span text:style-name="T39">REFERENCES</text:span><text:span text:style-name="T37"> CLIENTE</text:span><text:span text:style-name="T38">(</text:span><text:span text:style-name="T37">CIF</text:span><text:span text:style-name="T38">)</text:span><text:span text:style-name="T37"> </text:span></text:p>
      <text:p text:style-name="P27"><text:span text:style-name="T37"><text:tab/><text:tab/></text:span><text:span text:style-name="T38">);</text:span></text:p>
      <text:p text:style-name="P26"><text:tab/><text:tab/> <text:s/></text:p>
      <text:p text:style-name="P27"><text:span text:style-name="T39">CREATE</text:span><text:span text:style-name="T37"> </text:span><text:span text:style-name="T39">TABLE</text:span><text:span text:style-name="T37"> PROXECTO</text:span><text:span text:style-name="T39"> </text:span><text:span text:style-name="T38">(</text:span></text:p>
      <text:p text:style-name="P27"><text:span text:style-name="T37"><text:tab/><text:tab/>Cod_Aplic </text:span><text:span text:style-name="T39">CHAR</text:span><text:span text:style-name="T38">(</text:span><text:span text:style-name="T37">5</text:span><text:span text:style-name="T38">)</text:span><text:span text:style-name="T37"> </text:span><text:span text:style-name="T38">NOT</text:span><text:span text:style-name="T37"> </text:span><text:span text:style-name="T38">NULL,</text:span><text:span text:style-name="T37"> </text:span></text:p>
      <text:p text:style-name="P27"><text:span text:style-name="T37"><text:tab/><text:tab/>Cod_Proxec </text:span><text:span text:style-name="T39">CHAR</text:span><text:span text:style-name="T38">(</text:span><text:span text:style-name="T37">4</text:span><text:span text:style-name="T38">)</text:span><text:span text:style-name="T37"> </text:span><text:span text:style-name="T38">NOT</text:span><text:span text:style-name="T37"> </text:span><text:span text:style-name="T38">NULL,</text:span></text:p>
      <text:p text:style-name="P27"><text:span text:style-name="T37"><text:tab/><text:tab/>Nome_Proxec </text:span><text:span text:style-name="T39">VARCHAR</text:span><text:span text:style-name="T38">(</text:span><text:span text:style-name="T37">30</text:span><text:span text:style-name="T38">)</text:span><text:span text:style-name="T37"> </text:span><text:span text:style-name="T38">NOT</text:span><text:span text:style-name="T37"> </text:span><text:span text:style-name="T38">NULL,</text:span></text:p>
      <text:p text:style-name="P27"><text:span text:style-name="T37"><text:tab/><text:tab/>Horas_Estimadas </text:span><text:span text:style-name="T39">INT</text:span><text:span text:style-name="T38">,</text:span></text:p>
      <text:p text:style-name="P27"><text:span text:style-name="T37"><text:tab/><text:tab/>Horas_reais </text:span><text:span text:style-name="T39">INT</text:span><text:span text:style-name="T38">,</text:span></text:p>
      <text:p text:style-name="P27"><text:span text:style-name="T37"><text:tab/><text:tab/></text:span><text:span text:style-name="T39">CONSTRAINT</text:span><text:span text:style-name="T37"> PKPROX </text:span><text:span text:style-name="T39">PRIMARY</text:span><text:span text:style-name="T37"> </text:span><text:span text:style-name="T39">KEY </text:span><text:span text:style-name="T38">(</text:span><text:span text:style-name="T37">Cod_Aplic</text:span><text:span text:style-name="T38">,</text:span><text:span text:style-name="T37">Cod_Proxec</text:span><text:span text:style-name="T38">),</text:span></text:p>
      <text:p text:style-name="P27"><text:span text:style-name="T37"><text:tab/><text:tab/></text:span><text:span text:style-name="T39">CONSTRAINT</text:span><text:span text:style-name="T37"> FKAPLI </text:span><text:span text:style-name="T39">FOREIGN</text:span><text:span text:style-name="T37"> </text:span><text:span text:style-name="T39">KEY </text:span><text:span text:style-name="T38">(</text:span><text:span text:style-name="T37">Cod_Aplic</text:span><text:span text:style-name="T38">)</text:span><text:span text:style-name="T37"> </text:span><text:span text:style-name="T39">REFERENCES</text:span><text:span text:style-name="T37"> APLICACION</text:span><text:span text:style-name="T38">(</text:span><text:span text:style-name="T37">Cod_Aplic</text:span><text:span text:style-name="T38">)</text:span></text:p>
      <text:p text:style-name="P26"><text:tab/><text:tab/></text:p>
      <text:p text:style-name="P13"><text:span text:style-name="T38">);</text:span></text:p>
      <text:p text:style-name="P13"><text:soft-page-break/><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Comic Sans MS" svg:font-family="'Comic Sans MS'" style:font-family-generic="script"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office:font-face-decls>
  <office:styles>
    <draw:stroke-dash draw:name="Dot" draw:style="rect" draw:dots1="1" draw:dots1-length="57%"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Epígrafe" style:family="paragraph" style:parent-style-name="Standard" style:next-style-name="Standard">
      <style:paragraph-properties fo:text-align="justify" style:justify-single-word="false">
        <style:tab-stops>
          <style:tab-stop style:position="10.231cm"/>
        </style:tab-stops>
      </style:paragraph-properties>
      <style:text-properties style:font-name="Comic Sans MS" fo:font-family="'Comic Sans MS'" style:font-family-generic="script" style:font-pitch="variable" fo:font-size="12pt" style:rfc-language-tag="es-ES-u-co-trad" fo:language="es" fo:country="ES" fo:font-weight="bold" style:font-size-asian="12pt" style:font-weight-asian="bold" style:font-name-complex="Comic Sans MS" style:font-family-complex="'Comic Sans MS'" style:font-family-generic-complex="script"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style:font-name="Comic Sans MS" fo:font-family="'Comic Sans MS'" style:font-family-generic="script" style:font-pitch="variable" fo:font-size="12pt" style:rfc-language-tag="es-ES-u-co-trad" fo:language="es" fo:country="ES" fo:font-weight="bold" style:font-size-asian="12pt" style:font-weight-asian="bold" style:font-name-complex="Comic Sans MS" style:font-family-complex="'Comic Sans MS'" style:font-family-generic-complex="script"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WW8Num3z0" style:family="text">
      <style:text-properties style:font-name="Symbol" fo:font-family="Symbol" style:font-family-generic="roman" style:font-pitch="variable" style:font-charset="x-symbol" fo:font-size="12pt" style:rfc-language-tag="es-ES-u-co-trad" fo:language="es" fo:country="ES" style:font-size-asian="12pt" style:font-name-complex="Symbol" style:font-family-complex="Symbol" style:font-family-generic-complex="roman" style:font-pitch-complex="variable" style:font-charset-complex="x-symbol"/>
    </style:style>
    <style:style style:name="WW8Num33z0" style:family="text">
      <style:text-properties style:font-name="Calibri" fo:font-family="Calibri" style:font-family-generic="swiss" style:font-pitch="variable" fo:font-size="11pt" fo:font-weight="bold" style:font-size-asian="11pt" style:font-weight-asian="bold" style:font-name-complex="Calibri" style:font-family-complex="Calibri" style:font-family-generic-complex="swiss" style:font-pitch-complex="variable" style:font-size-complex="12pt"/>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3z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3z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3z3" loext:num-list-format="%4%" style:num-format="" text:start-value="0">
        <style:list-level-properties text:list-level-position-and-space-mode="label-alignment">
          <style:list-level-label-alignment text:label-followed-by="listtab" text:list-tab-stop-position="0.635cm"/>
        </style:list-level-properties>
      </text:list-level-style-number>
      <text:list-level-style-number text:level="5" text:style-name="WW8Num33z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3z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3z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3z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3z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66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10T11:09:32.787000000</meta:creation-date>
    <dc:date>2023-12-10T21:58:34.260000000</dc:date>
    <meta:editing-duration>PT4H36M56S</meta:editing-duration>
    <meta:editing-cycles>23</meta:editing-cycles>
    <meta:generator>LibreOffice/7.2.5.2$Windows_X86_64 LibreOffice_project/499f9727c189e6ef3471021d6132d4c694f357e5</meta:generator>
    <meta:print-date>2023-12-10T21:58:08.512000000</meta:print-date>
    <meta:document-statistic meta:table-count="1" meta:image-count="0" meta:object-count="0" meta:page-count="5" meta:paragraph-count="122" meta:word-count="1108" meta:character-count="7417" meta:non-whitespace-character-count="5958"/>
  </office:meta>
</office:document-meta>
</file>